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8.477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8.368cm"/>
    </style:style>
    <style:style style:name="co24" style:family="table-column">
      <style:table-column-properties fo:break-before="auto" style:column-width="2.245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10.375cm"/>
    </style:style>
    <style:style style:name="co28" style:family="table-column">
      <style:table-column-properties fo:break-before="auto" style:column-width="4.184cm"/>
    </style:style>
    <style:style style:name="co29" style:family="table-column">
      <style:table-column-properties fo:break-before="auto" style:column-width="8.798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3.582cm"/>
    </style:style>
    <style:style style:name="co32" style:family="table-column">
      <style:table-column-properties fo:break-before="auto" style:column-width="3.84cm"/>
    </style:style>
    <style:style style:name="co33" style:family="table-column">
      <style:table-column-properties fo:break-before="auto" style:column-width="3.295cm"/>
    </style:style>
    <style:style style:name="co34" style:family="table-column">
      <style:table-column-properties fo:break-before="auto" style:column-width="2.637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378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2.522cm"/>
    </style:style>
    <style:style style:name="co40" style:family="table-column">
      <style:table-column-properties fo:break-before="auto" style:column-width="2.408cm"/>
    </style:style>
    <style:style style:name="co41" style:family="table-column">
      <style:table-column-properties fo:break-before="auto" style:column-width="5.186cm"/>
    </style:style>
    <style:style style:name="co42" style:family="table-column">
      <style:table-column-properties fo:break-before="auto" style:column-width="3.239cm"/>
    </style:style>
    <style:style style:name="co43" style:family="table-column">
      <style:table-column-properties fo:break-before="auto" style:column-width="2.621cm"/>
    </style:style>
    <style:style style:name="co44" style:family="table-column">
      <style:table-column-properties fo:break-before="auto" style:column-width="2.45cm"/>
    </style:style>
    <style:style style:name="co45" style:family="table-column">
      <style:table-column-properties fo:break-before="auto" style:column-width="2.484cm"/>
    </style:style>
    <style:style style:name="co46" style:family="table-column">
      <style:table-column-properties fo:break-before="auto" style:column-width="3.267cm"/>
    </style:style>
    <style:style style:name="co47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5" style:family="table-cell" style:parent-style-name="Pivot_20_Table_20_Category" style:data-style-name="N0">
      <style:table-cell-properties fo:border="0.99pt solid #000000"/>
    </style:style>
    <style:style style:name="ce7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Category" style:data-style-name="N4">
      <style:table-cell-properties fo:border="0.99pt solid #000000"/>
    </style:style>
    <style:style style:name="ce81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82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8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29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4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/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 400,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,00</text:p>
          </table:table-cell>
          <table:table-cell table:style-name="ce20" table:formula="of:=[Whetstone.$L6]" office:value-type="float" office:value="1" calcext:value-type="float">
            <text:p>1,00</text:p>
          </table:table-cell>
          <table:table-cell table:style-name="ce20" table:formula="of:=[Coremark.$J6]" office:value-type="float" office:value="1" calcext:value-type="float">
            <text:p>1,00</text:p>
          </table:table-cell>
          <table:table-cell table:style-name="ce20" table:formula="of:=[Linpack.$H6]" office:value-type="float" office:value="1" calcext:value-type="float">
            <text:p>1,00</text:p>
          </table:table-cell>
          <table:table-cell table:style-name="ce32" table:formula="of:=[MPMFLOPS.$P6]" office:value-type="float" office:value="1" calcext:value-type="float">
            <text:p>1,00</text:p>
          </table:table-cell>
          <table:table-cell table:style-name="ce32" table:formula="of:=GEOMEAN([.F6:.J6])" office:value-type="float" office:value="1" calcext:value-type="float">
            <text:p>1,00</text:p>
          </table:table-cell>
          <table:table-cell table:style-name="ce32" table:formula="of:=1/[.K6]" office:value-type="float" office:value="1" calcext:value-type="float">
            <text:p>1,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 530,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,60</text:p>
          </table:table-cell>
          <table:table-cell table:formula="of:=[Whetstone.$L7]" office:value-type="float" office:value="0.165873750758326" calcext:value-type="float">
            <text:p>0,17</text:p>
          </table:table-cell>
          <table:table-cell table:formula="of:=[Coremark.$J7]" office:value-type="float" office:value="0.200137716304548" calcext:value-type="float">
            <text:p>0,20</text:p>
          </table:table-cell>
          <table:table-cell table:formula="of:=[Linpack.$H7]" office:value-type="float" office:value="0.567177219443386" calcext:value-type="float">
            <text:p>0,57</text:p>
          </table:table-cell>
          <table:table-cell table:formula="of:=[MPMFLOPS.$P7]" office:value-type="float" office:value="0.210676701315774" calcext:value-type="float">
            <text:p>0,21</text:p>
          </table:table-cell>
          <table:table-cell table:formula="of:=GEOMEAN([.F7:.J7])" office:value-type="float" office:value="0.299039792667557" calcext:value-type="float">
            <text:p>0,30</text:p>
          </table:table-cell>
          <table:table-cell table:formula="of:=1/[.K7]" office:value-type="float" office:value="3.34403656142078" calcext:value-type="float">
            <text:p>3,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 600,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,52</text:p>
          </table:table-cell>
          <table:table-cell table:formula="of:=[Whetstone.$L8]" office:value-type="float" office:value="0.386762029438999" calcext:value-type="float">
            <text:p>0,39</text:p>
          </table:table-cell>
          <table:table-cell table:formula="of:=[Coremark.$J8]" office:value-type="float" office:value="0.348177083336756" calcext:value-type="float">
            <text:p>0,35</text:p>
          </table:table-cell>
          <table:table-cell table:formula="of:=[Linpack.$H8]" office:value-type="float" office:value="0.531852027179586" calcext:value-type="float">
            <text:p>0,53</text:p>
          </table:table-cell>
          <table:table-cell table:formula="of:=[MPMFLOPS.$P8]" office:value-type="float" office:value="0.347986241141126" calcext:value-type="float">
            <text:p>0,35</text:p>
          </table:table-cell>
          <table:table-cell table:formula="of:=GEOMEAN([.F8:.J8])" office:value-type="float" office:value="0.419118323215516" calcext:value-type="float">
            <text:p>0,42</text:p>
          </table:table-cell>
          <table:table-cell table:formula="of:=1/[.K8]" office:value-type="float" office:value="2.38596106304278" calcext:value-type="float">
            <text:p>2,39</text:p>
          </table:table-cell>
        </table:table-row>
        <table:table-row table:style-name="ro2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 440,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211863312764387" calcext:value-type="float">
            <text:p>0,21</text:p>
          </table:table-cell>
          <table:table-cell table:formula="of:=[Whetstone.$L9]" office:value-type="float" office:value="0.211884159775216" calcext:value-type="float">
            <text:p>0,21</text:p>
          </table:table-cell>
          <table:table-cell table:formula="of:=[Coremark.$J9]" office:value-type="float" office:value="0.199001407232702" calcext:value-type="float">
            <text:p>0,20</text:p>
          </table:table-cell>
          <table:table-cell table:formula="of:=[Linpack.$H9]" office:value-type="float" office:value="0.560491514617695" calcext:value-type="float">
            <text:p>0,56</text:p>
          </table:table-cell>
          <table:table-cell table:formula="of:=[MPMFLOPS.$P9]" office:value-type="float" office:value="0.121835063262256" calcext:value-type="float">
            <text:p>0,12</text:p>
          </table:table-cell>
          <table:table-cell table:formula="of:=GEOMEAN([.F9:.J9])" office:value-type="float" office:value="0.227546597775853" calcext:value-type="float">
            <text:p>0,23</text:p>
          </table:table-cell>
          <table:table-cell table:formula="of:=1/[.K9]" office:value-type="float" office:value="4.39470424859992" calcext:value-type="float">
            <text:p>4,39</text:p>
          </table:table-cell>
        </table:table-row>
        <table:table-row table:style-name="ro2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,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038365772114561" calcext:value-type="float">
            <text:p>0,04</text:p>
          </table:table-cell>
          <table:table-cell table:formula="of:=[Whetstone.$L10]" office:value-type="float" office:value="0.00863692965931224" calcext:value-type="float">
            <text:p>0,01</text:p>
          </table:table-cell>
          <table:table-cell table:formula="of:=[Coremark.$J10]" office:value-type="float" office:value="0.01089471162502" calcext:value-type="float">
            <text:p>0,01</text:p>
          </table:table-cell>
          <table:table-cell table:formula="of:=[Linpack.$H10]" office:value-type="float" office:value="0.047409996537211" calcext:value-type="float">
            <text:p>0,05</text:p>
          </table:table-cell>
          <table:table-cell/>
          <table:table-cell table:formula="of:=GEOMEAN([.F10:.J10])" office:value-type="float" office:value="0.020339826642676" calcext:value-type="float">
            <text:p>0,02</text:p>
          </table:table-cell>
          <table:table-cell table:formula="of:=1/[.K10]" office:value-type="float" office:value="49.164627485165" calcext:value-type="float">
            <text:p>49,16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 300,00</text:p>
          </table:table-cell>
          <table:table-cell office:value-type="string" calcext:value-type="string">
            <text:p>arm</text:p>
          </table:table-cell>
          <table:table-cell table:formula="of:=[Dhrystone.$G11]" office:value-type="float" office:value="0.51536193599031" calcext:value-type="float">
            <text:p>0,52</text:p>
          </table:table-cell>
          <table:table-cell table:formula="of:=[Whetstone.$L11]" office:value-type="float" office:value="1.42855774450014" calcext:value-type="float">
            <text:p>1,43</text:p>
          </table:table-cell>
          <table:table-cell/>
          <table:table-cell table:formula="of:=[Linpack.$H11]" office:value-type="float" office:value="0.532039790850376" calcext:value-type="float">
            <text:p>0,53</text:p>
          </table:table-cell>
          <table:table-cell table:formula="of:=[MPMFLOPS.$P11]" office:value-type="float" office:value="1.2508651830714" calcext:value-type="float">
            <text:p>1,25</text:p>
          </table:table-cell>
          <table:table-cell table:formula="of:=GEOMEAN([.F11:.J11])" office:value-type="float" office:value="0.836644941027819" calcext:value-type="float">
            <text:p>0,84</text:p>
          </table:table-cell>
          <table:table-cell table:formula="of:=1/[.K11]" office:value-type="float" office:value="1.1952501604462" calcext:value-type="float">
            <text:p>1,20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 800,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372786664111968" calcext:value-type="float">
            <text:p>0,37</text:p>
          </table:table-cell>
          <table:table-cell table:formula="of:=[Whetstone.$L12]" office:value-type="float" office:value="0.317091861170535" calcext:value-type="float">
            <text:p>0,32</text:p>
          </table:table-cell>
          <table:table-cell/>
          <table:table-cell table:formula="of:=[Linpack.$H12]" office:value-type="float" office:value="0.370978833089182" calcext:value-type="float">
            <text:p>0,37</text:p>
          </table:table-cell>
          <table:table-cell table:formula="of:=[MPMFLOPS.$P12]" office:value-type="float" office:value="0.181947357859547" calcext:value-type="float">
            <text:p>0,18</text:p>
          </table:table-cell>
          <table:table-cell table:formula="of:=GEOMEAN([.F12:.J12])" office:value-type="float" office:value="0.298871901550279" calcext:value-type="float">
            <text:p>0,30</text:p>
          </table:table-cell>
          <table:table-cell table:formula="of:=1/[.K12]" office:value-type="float" office:value="3.34591507201881" calcext:value-type="float">
            <text:p>3,35</text:p>
          </table:table-cell>
        </table:table-row>
        <table:table-row table:style-name="ro2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 700,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203607197908046" calcext:value-type="float">
            <text:p>0,20</text:p>
          </table:table-cell>
          <table:table-cell table:formula="of:=[Whetstone.$L13]" office:value-type="float" office:value="0.1370094830614" calcext:value-type="float">
            <text:p>0,14</text:p>
          </table:table-cell>
          <table:table-cell table:formula="of:=[Coremark.$J13]" office:value-type="float" office:value="0.201908292151538" calcext:value-type="float">
            <text:p>0,20</text:p>
          </table:table-cell>
          <table:table-cell table:formula="of:=[Linpack.$H13]" office:value-type="float" office:value="0.124906748720046" calcext:value-type="float">
            <text:p>0,12</text:p>
          </table:table-cell>
          <table:table-cell table:formula="of:=[MPMFLOPS.$P13]" office:value-type="float" office:value="0.0395953918785472" calcext:value-type="float">
            <text:p>0,04</text:p>
          </table:table-cell>
          <table:table-cell table:formula="of:=GEOMEAN([.F13:.J13])" office:value-type="float" office:value="0.122739879317072" calcext:value-type="float">
            <text:p>0,12</text:p>
          </table:table-cell>
          <table:table-cell table:formula="of:=1/[.K13]" office:value-type="float" office:value="8.14731125339234" calcext:value-type="float">
            <text:p>8,15</text:p>
          </table:table-cell>
        </table:table-row>
        <table:table-row table:style-name="ro2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 152,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133583548829391" calcext:value-type="float">
            <text:p>0,13</text:p>
          </table:table-cell>
          <table:table-cell table:formula="of:=[Whetstone.$L14]" office:value-type="float" office:value="0.121268239726683" calcext:value-type="float">
            <text:p>0,12</text:p>
          </table:table-cell>
          <table:table-cell table:formula="of:=[Coremark.$J14]" office:value-type="float" office:value="0.124518812861241" calcext:value-type="float">
            <text:p>0,12</text:p>
          </table:table-cell>
          <table:table-cell table:formula="of:=[Linpack.$H14]" office:value-type="float" office:value="0.11210488764528" calcext:value-type="float">
            <text:p>0,11</text:p>
          </table:table-cell>
          <table:table-cell table:formula="of:=[MPMFLOPS.$P14]" office:value-type="float" office:value="0.0582866210023845" calcext:value-type="float">
            <text:p>0,06</text:p>
          </table:table-cell>
          <table:table-cell table:formula="of:=GEOMEAN([.F14:.J14])" office:value-type="float" office:value="0.105678268712073" calcext:value-type="float">
            <text:p>0,11</text:p>
          </table:table-cell>
          <table:table-cell table:formula="of:=1/[.K14]" office:value-type="float" office:value="9.4626834086823" calcext:value-type="float">
            <text:p>9,46</text:p>
          </table:table-cell>
        </table:table-row>
        <table:table-row table:style-name="ro2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 200,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1183599923359" calcext:value-type="float">
            <text:p>0,11</text:p>
          </table:table-cell>
          <table:table-cell table:formula="of:=[Whetstone.$L15]" office:value-type="float" office:value="0.088757623168045" calcext:value-type="float">
            <text:p>0,09</text:p>
          </table:table-cell>
          <table:table-cell table:formula="of:=[Coremark.$J15]" office:value-type="float" office:value="0.128384840062735" calcext:value-type="float">
            <text:p>0,13</text:p>
          </table:table-cell>
          <table:table-cell table:formula="of:=[Linpack.$H15]" office:value-type="float" office:value="0.118524991343028" calcext:value-type="float">
            <text:p>0,12</text:p>
          </table:table-cell>
          <table:table-cell table:formula="of:=[MPMFLOPS.$P15]" office:value-type="float" office:value="0.0353855949972276" calcext:value-type="float">
            <text:p>0,04</text:p>
          </table:table-cell>
          <table:table-cell table:formula="of:=GEOMEAN([.F15:.J15])" office:value-type="float" office:value="0.0882241520851534" calcext:value-type="float">
            <text:p>0,09</text:p>
          </table:table-cell>
          <table:table-cell table:formula="of:=1/[.K15]" office:value-type="float" office:value="11.334764646248" calcext:value-type="float">
            <text:p>11,33</text:p>
          </table:table-cell>
        </table:table-row>
        <table:table-row table:style-name="ro2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 344,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07351688207213" calcext:value-type="float">
            <text:p>0,11</text:p>
          </table:table-cell>
          <table:table-cell table:formula="of:=[Whetstone.$L16]" office:value-type="float" office:value="0.0591972923784284" calcext:value-type="float">
            <text:p>0,06</text:p>
          </table:table-cell>
          <table:table-cell table:formula="of:=[Coremark.$J16]" office:value-type="float" office:value="0.128442423466148" calcext:value-type="float">
            <text:p>0,13</text:p>
          </table:table-cell>
          <table:table-cell table:formula="of:=[Linpack.$H16]" office:value-type="float" office:value="0.102321872486808" calcext:value-type="float">
            <text:p>0,10</text:p>
          </table:table-cell>
          <table:table-cell/>
          <table:table-cell table:formula="of:=GEOMEAN([.F16:.J16])" office:value-type="float" office:value="0.0955975853914575" calcext:value-type="float">
            <text:p>0,10</text:p>
          </table:table-cell>
          <table:table-cell table:formula="of:=1/[.K16]" office:value-type="float" office:value="10.4605152515637" calcext:value-type="float">
            <text:p>10,46</text:p>
          </table:table-cell>
        </table:table-row>
        <table:table-row table:style-name="ro2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7]" office:value-type="float" office:value="0.265670062513108" calcext:value-type="float">
            <text:p>0,27</text:p>
          </table:table-cell>
          <table:table-cell table:formula="of:=[Whetstone.$L17]" office:value-type="float" office:value="0.414444905648328" calcext:value-type="float">
            <text:p>0,41</text:p>
          </table:table-cell>
          <table:table-cell table:formula="of:=[Coremark.$J17]" office:value-type="float" office:value="0.241045673076079" calcext:value-type="float">
            <text:p>0,24</text:p>
          </table:table-cell>
          <table:table-cell table:formula="of:=[Linpack.$H17]" office:value-type="float" office:value="0.653571115084191" calcext:value-type="float">
            <text:p>0,65</text:p>
          </table:table-cell>
          <table:table-cell table:formula="of:=[MPMFLOPS.$P17]" office:value-type="float" office:value="1.28136289373553" calcext:value-type="float">
            <text:p>1,28</text:p>
          </table:table-cell>
          <table:table-cell table:formula="of:=GEOMEAN([.F17:.J17])" office:value-type="float" office:value="0.467062233086491" calcext:value-type="float">
            <text:p>0,47</text:p>
          </table:table-cell>
          <table:table-cell table:formula="of:=1/[.K17]" office:value-type="float" office:value="2.14104230477316" calcext:value-type="float">
            <text:p>2,14</text:p>
          </table:table-cell>
        </table:table-row>
        <table:table-row table:style-name="ro2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4747381547377" calcext:value-type="float">
            <text:p>0,26</text:p>
          </table:table-cell>
          <table:table-cell table:formula="of:=[Whetstone.$L18]" office:value-type="float" office:value="1.71023979054248" calcext:value-type="float">
            <text:p>1,71</text:p>
          </table:table-cell>
          <table:table-cell table:formula="of:=[Coremark.$J18]" office:value-type="float" office:value="0.985080125241504" calcext:value-type="float">
            <text:p>0,99</text:p>
          </table:table-cell>
          <table:table-cell table:formula="of:=[Linpack.$H18]" office:value-type="float" office:value="0.661928646525046" calcext:value-type="float">
            <text:p>0,66</text:p>
          </table:table-cell>
          <table:table-cell table:formula="of:=[MPMFLOPS.$P18]" office:value-type="float" office:value="5.57016206153146" calcext:value-type="float">
            <text:p>5,57</text:p>
          </table:table-cell>
          <table:table-cell table:formula="of:=GEOMEAN([.F18:.J18])" office:value-type="float" office:value="1.10460714711675" calcext:value-type="float">
            <text:p>1,10</text:p>
          </table:table-cell>
          <table:table-cell table:formula="of:=1/[.K18]" office:value-type="float" office:value="0.905299230237834" calcext:value-type="float">
            <text:p>0,91</text:p>
          </table:table-cell>
        </table:table-row>
        <table:table-row table:style-name="ro2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42671562266017" calcext:value-type="float">
            <text:p>0,24</text:p>
          </table:table-cell>
          <table:table-cell table:formula="of:=[Whetstone.$L19]" office:value-type="float" office:value="0.465274909396501" calcext:value-type="float">
            <text:p>0,47</text:p>
          </table:table-cell>
          <table:table-cell table:formula="of:=[Coremark.$J19]" office:value-type="float" office:value="0.277140797063008" calcext:value-type="float">
            <text:p>0,28</text:p>
          </table:table-cell>
          <table:table-cell table:formula="of:=[Linpack.$H19]" office:value-type="float" office:value="0.662284728016132" calcext:value-type="float">
            <text:p>0,66</text:p>
          </table:table-cell>
          <table:table-cell table:formula="of:=[MPMFLOPS.$P19]" office:value-type="float" office:value="2.70187087156604" calcext:value-type="float">
            <text:p>2,70</text:p>
          </table:table-cell>
          <table:table-cell table:formula="of:=GEOMEAN([.F19:.J19])" office:value-type="float" office:value="0.56185941432164" calcext:value-type="float">
            <text:p>0,56</text:p>
          </table:table-cell>
          <table:table-cell table:formula="of:=1/[.K19]" office:value-type="float" office:value="1.7798046531041" calcext:value-type="float">
            <text:p>1,78</text:p>
          </table:table-cell>
        </table:table-row>
        <table:table-row table:style-name="ro2">
          <table:table-cell table:formula="of:=[Dhrystone.$A20]" office:value-type="string" office:string-value="E8C2-1550" calcext:value-type="string">
            <text:p>E8C2-1550</text:p>
          </table:table-cell>
          <table:table-cell table:formula="of:=[Dhrystone.$C20]" office:value-type="string" office:string-value="Elbrus 8C2 (E8C2 1550 MHz)" calcext:value-type="string">
            <text:p>Elbrus 8C2 (E8C2 1550 MHz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22285032773972" calcext:value-type="float">
            <text:p>0,22</text:p>
          </table:table-cell>
          <table:table-cell table:formula="of:=[Whetstone.$L20]" office:value-type="float" office:value="0.538938024841151" calcext:value-type="float">
            <text:p>0,54</text:p>
          </table:table-cell>
          <table:table-cell/>
          <table:table-cell table:formula="of:=[Linpack.$H20]" office:value-type="float" office:value="0.647319779601991" calcext:value-type="float">
            <text:p>0,65</text:p>
          </table:table-cell>
          <table:table-cell table:formula="of:=[MPMFLOPS.$P20]" office:value-type="float" office:value="2.57742482479847" calcext:value-type="float">
            <text:p>2,58</text:p>
          </table:table-cell>
          <table:table-cell table:formula="of:=GEOMEAN([.F20:.J20])" office:value-type="float" office:value="0.668634040640409" calcext:value-type="float">
            <text:p>0,67</text:p>
          </table:table-cell>
          <table:table-cell table:formula="of:=1/[.K20]" office:value-type="float" office:value="1.49558643326357" calcext:value-type="float">
            <text:p>1,50</text:p>
          </table:table-cell>
        </table:table-row>
        <table:table-row table:style-name="ro2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 000,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408723173097089" calcext:value-type="float">
            <text:p>0,41</text:p>
          </table:table-cell>
          <table:table-cell table:formula="of:=[Whetstone.$L21]" office:value-type="float" office:value="0.717573255851081" calcext:value-type="float">
            <text:p>0,72</text:p>
          </table:table-cell>
          <table:table-cell/>
          <table:table-cell table:formula="of:=[Linpack.$H21]" office:value-type="float" office:value="0.661928646525044" calcext:value-type="float">
            <text:p>0,66</text:p>
          </table:table-cell>
          <table:table-cell table:formula="of:=[MPMFLOPS.$P21]" office:value-type="float" office:value="3.9426550576478" calcext:value-type="float">
            <text:p>3,94</text:p>
          </table:table-cell>
          <table:table-cell table:formula="of:=GEOMEAN([.F21:.J21])" office:value-type="float" office:value="0.935349387286125" calcext:value-type="float">
            <text:p>0,94</text:p>
          </table:table-cell>
          <table:table-cell table:formula="of:=1/[.K21]" office:value-type="float" office:value="1.06911921212827" calcext:value-type="float">
            <text:p>1,07</text:p>
          </table:table-cell>
        </table:table-row>
        <table:table-row table:style-name="ro2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 200,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161003072432494" calcext:value-type="float">
            <text:p>0,16</text:p>
          </table:table-cell>
          <table:table-cell table:formula="of:=[Whetstone.$L22]" office:value-type="float" office:value="0.396564385836074" calcext:value-type="float">
            <text:p>0,40</text:p>
          </table:table-cell>
          <table:table-cell table:formula="of:=[Coremark.$J22]" office:value-type="float" office:value="0.220578530575779" calcext:value-type="float">
            <text:p>0,22</text:p>
          </table:table-cell>
          <table:table-cell table:formula="of:=[Linpack.$H22]" office:value-type="float" office:value="0.662284728016132" calcext:value-type="float">
            <text:p>0,66</text:p>
          </table:table-cell>
          <table:table-cell table:formula="of:=[MPMFLOPS.$P22]" office:value-type="float" office:value="2.16149669725283" calcext:value-type="float">
            <text:p>2,16</text:p>
          </table:table-cell>
          <table:table-cell table:formula="of:=GEOMEAN([.F22:.J22])" office:value-type="float" office:value="0.458038607598183" calcext:value-type="float">
            <text:p>0,46</text:p>
          </table:table-cell>
          <table:table-cell table:formula="of:=1/[.K22]" office:value-type="float" office:value="2.18322207650508" calcext:value-type="float">
            <text:p>2,18</text:p>
          </table:table-cell>
        </table:table-row>
        <table:table-row table:style-name="ro2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,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50813721267004" calcext:value-type="float">
            <text:p>0,15</text:p>
          </table:table-cell>
          <table:table-cell table:formula="of:=[Whetstone.$L23]" office:value-type="float" office:value="0.504166799706249" calcext:value-type="float">
            <text:p>0,50</text:p>
          </table:table-cell>
          <table:table-cell table:formula="of:=[Coremark.$J23]" office:value-type="float" office:value="0.287938595530573" calcext:value-type="float">
            <text:p>0,29</text:p>
          </table:table-cell>
          <table:table-cell table:formula="of:=[Linpack.$H23]" office:value-type="float" office:value="0.666384375772252" calcext:value-type="float">
            <text:p>0,67</text:p>
          </table:table-cell>
          <table:table-cell table:formula="of:=[MPMFLOPS.$P23]" office:value-type="float" office:value="1.25401708626073" calcext:value-type="float">
            <text:p>1,25</text:p>
          </table:table-cell>
          <table:table-cell table:formula="of:=GEOMEAN([.F23:.J23])" office:value-type="float" office:value="0.449229893535975" calcext:value-type="float">
            <text:p>0,45</text:p>
          </table:table-cell>
          <table:table-cell table:formula="of:=1/[.K23]" office:value-type="float" office:value="2.2260317365098" calcext:value-type="float">
            <text:p>2,23</text:p>
          </table:table-cell>
        </table:table-row>
        <table:table-row table:style-name="ro2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,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0746696670784" calcext:value-type="float">
            <text:p>0,16</text:p>
          </table:table-cell>
          <table:table-cell table:formula="of:=[Whetstone.$L24]" office:value-type="float" office:value="0.0783869216769373" calcext:value-type="float">
            <text:p>0,08</text:p>
          </table:table-cell>
          <table:table-cell table:formula="of:=[Coremark.$J24]" office:value-type="float" office:value="0.307134470125562" calcext:value-type="float">
            <text:p>0,31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0.410022707065003" calcext:value-type="float">
            <text:p>0,41</text:p>
          </table:table-cell>
          <table:table-cell table:formula="of:=GEOMEAN([.F24:.J24])" office:value-type="float" office:value="0.254009165890585" calcext:value-type="float">
            <text:p>0,25</text:p>
          </table:table-cell>
          <table:table-cell table:formula="of:=1/[.K24]" office:value-type="float" office:value="3.93686580755417" calcext:value-type="float">
            <text:p>3,94</text:p>
          </table:table-cell>
        </table:table-row>
        <table:table-row table:style-name="ro2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,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94887704245646" calcext:value-type="float">
            <text:p>0,19</text:p>
          </table:table-cell>
          <table:table-cell table:formula="of:=[Whetstone.$L25]" office:value-type="float" office:value="0.0418915035601392" calcext:value-type="float">
            <text:p>0,04</text:p>
          </table:table-cell>
          <table:table-cell table:formula="of:=[Coremark.$J25]" office:value-type="float" office:value="0.0238012585994748" calcext:value-type="float">
            <text:p>0,02</text:p>
          </table:table-cell>
          <table:table-cell table:formula="of:=[Linpack.$H25]" office:value-type="float" office:value="0.653600148539053" calcext:value-type="float">
            <text:p>0,65</text:p>
          </table:table-cell>
          <table:table-cell table:formula="of:=[MPMFLOPS.$P25]" office:value-type="float" office:value="0.177219728425721" calcext:value-type="float">
            <text:p>0,18</text:p>
          </table:table-cell>
          <table:table-cell table:formula="of:=GEOMEAN([.F25:.J25])" office:value-type="float" office:value="0.11761613501987" calcext:value-type="float">
            <text:p>0,12</text:p>
          </table:table-cell>
          <table:table-cell table:formula="of:=1/[.K25]" office:value-type="float" office:value="8.50223483224523" calcext:value-type="float">
            <text:p>8,50</text:p>
          </table:table-cell>
        </table:table-row>
        <table:table-row table:style-name="ro2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 066,00</text:p>
          </table:table-cell>
          <table:table-cell office:value-type="string" calcext:value-type="string">
            <text:p>i386</text:p>
          </table:table-cell>
          <table:table-cell table:formula="of:=[Dhrystone.$G26]" office:value-type="float" office:value="0.181727836745713" calcext:value-type="float">
            <text:p>0,18</text:p>
          </table:table-cell>
          <table:table-cell table:formula="of:=[Whetstone.$L26]" office:value-type="float" office:value="0.0357291101248443" calcext:value-type="float">
            <text:p>0,04</text:p>
          </table:table-cell>
          <table:table-cell table:formula="of:=[Coremark.$J26]" office:value-type="float" office:value="0.0496482415625909" calcext:value-type="float">
            <text:p>0,05</text:p>
          </table:table-cell>
          <table:table-cell table:formula="of:=[Linpack.$H26]" office:value-type="float" office:value="0.216553586596664" calcext:value-type="float">
            <text:p>0,22</text:p>
          </table:table-cell>
          <table:table-cell table:formula="of:=[MPMFLOPS.$P26]" office:value-type="float" office:value="0.022589014043176" calcext:value-type="float">
            <text:p>0,02</text:p>
          </table:table-cell>
          <table:table-cell table:formula="of:=GEOMEAN([.F26:.J26])" office:value-type="float" office:value="0.0691133647435034" calcext:value-type="float">
            <text:p>0,07</text:p>
          </table:table-cell>
          <table:table-cell table:formula="of:=1/[.K26]" office:value-type="float" office:value="14.4689815596628" calcext:value-type="float">
            <text:p>14,47</text:p>
          </table:table-cell>
        </table:table-row>
        <table:table-row table:style-name="ro2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 000,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0722472332027448" calcext:value-type="float">
            <text:p>0,07</text:p>
          </table:table-cell>
          <table:table-cell table:formula="of:=[Whetstone.$L27]" office:value-type="float" office:value="0.026054471726428" calcext:value-type="float">
            <text:p>0,03</text:p>
          </table:table-cell>
          <table:table-cell table:formula="of:=[Coremark.$J27]" office:value-type="float" office:value="0.0187729042292485" calcext:value-type="float">
            <text:p>0,02</text:p>
          </table:table-cell>
          <table:table-cell table:formula="of:=[Linpack.$H27]" office:value-type="float" office:value="0.25022206005731" calcext:value-type="float">
            <text:p>0,25</text:p>
          </table:table-cell>
          <table:table-cell/>
          <table:table-cell table:formula="of:=GEOMEAN([.F27:.J27])" office:value-type="float" office:value="0.0545305826319018" calcext:value-type="float">
            <text:p>0,05</text:p>
          </table:table-cell>
          <table:table-cell table:formula="of:=1/[.K27]" office:value-type="float" office:value="18.3383333119748" calcext:value-type="float">
            <text:p>18,34</text:p>
          </table:table-cell>
        </table:table-row>
        <table:table-row table:style-name="ro2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 200,00</text:p>
          </table:table-cell>
          <table:table-cell office:value-type="string" calcext:value-type="string">
            <text:p>mips</text:p>
          </table:table-cell>
          <table:table-cell table:formula="of:=[Dhrystone.$G28]" office:value-type="float" office:value="0.165330659053303" calcext:value-type="float">
            <text:p>0,17</text:p>
          </table:table-cell>
          <table:table-cell table:formula="of:=[Whetstone.$L28]" office:value-type="float" office:value="0.0391774960886363" calcext:value-type="float">
            <text:p>0,04</text:p>
          </table:table-cell>
          <table:table-cell table:formula="of:=[Coremark.$J28]" office:value-type="float" office:value="0.103316675000189" calcext:value-type="float">
            <text:p>0,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,09</text:p>
          </table:table-cell>
          <table:table-cell table:formula="of:=1/[.K28]" office:value-type="float" office:value="11.4326393086545" calcext:value-type="float">
            <text:p>11,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,49</text:p>
          </table:table-cell>
          <table:table-cell table:style-name="ce43" table:formula="of:=[.B6]/[.$B$3]" office:value-type="float" office:value="1" calcext:value-type="float">
            <text:p>1,00</text:p>
          </table:table-cell>
          <table:table-cell table:style-name="ce43" table:formula="of:=[.F6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,26</text:p>
          </table:table-cell>
          <table:table-cell table:style-name="ce43" table:formula="of:=[.B7]/[.$B$3]" office:value-type="float" office:value="0.602841331940026" calcext:value-type="float">
            <text:p>0,60</text:p>
          </table:table-cell>
          <table:table-cell table:style-name="ce43" table:formula="of:=[.F7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,41</text:p>
          </table:table-cell>
          <table:table-cell table:style-name="ce43" table:formula="of:=[.B8]/[.$B$3]" office:value-type="float" office:value="0.518903182819019" calcext:value-type="float">
            <text:p>0,52</text:p>
          </table:table-cell>
          <table:table-cell table:style-name="ce43" table:formula="of:=[.F8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,25</text:p>
          </table:table-cell>
          <table:table-cell table:style-name="ce43" table:formula="of:=[.B9]/[.$B$3]" office:value-type="float" office:value="0.211863312764387" calcext:value-type="float">
            <text:p>0,21</text:p>
          </table:table-cell>
          <table:table-cell table:style-name="ce43" table:formula="of:=[.F9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,21</text:p>
          </table:table-cell>
          <table:table-cell table:style-name="ce43" table:formula="of:=[.B10]/[.$B$3]" office:value-type="float" office:value="0.038365772114561" calcext:value-type="float">
            <text:p>0,04</text:p>
          </table:table-cell>
          <table:table-cell table:style-name="ce43" table:formula="of:=[.F10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,95</text:p>
          </table:table-cell>
          <table:table-cell table:style-name="ce43" table:formula="of:=[.B11]/[.$B$3]" office:value-type="float" office:value="0.51536193599031" calcext:value-type="float">
            <text:p>0,52</text:p>
          </table:table-cell>
          <table:table-cell table:style-name="ce43" table:formula="of:=[.F11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,57</text:p>
          </table:table-cell>
          <table:table-cell table:style-name="ce43" table:formula="of:=[.B12]/[.$B$3]" office:value-type="float" office:value="0.372786664111968" calcext:value-type="float">
            <text:p>0,37</text:p>
          </table:table-cell>
          <table:table-cell table:style-name="ce43" table:formula="of:=[.F12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,64</text:p>
          </table:table-cell>
          <table:table-cell table:style-name="ce43" table:formula="of:=[.B13]/[.$B$3]" office:value-type="float" office:value="0.203607197908046" calcext:value-type="float">
            <text:p>0,20</text:p>
          </table:table-cell>
          <table:table-cell table:style-name="ce43" table:formula="of:=[.F13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,56</text:p>
          </table:table-cell>
          <table:table-cell table:style-name="ce43" table:formula="of:=[.B14]/[.$B$3]" office:value-type="float" office:value="0.133583548829391" calcext:value-type="float">
            <text:p>0,13</text:p>
          </table:table-cell>
          <table:table-cell table:style-name="ce43" table:formula="of:=[.F14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,06</text:p>
          </table:table-cell>
          <table:table-cell table:style-name="ce43" table:formula="of:=[.B15]/[.$B$3]" office:value-type="float" office:value="0.11183599923359" calcext:value-type="float">
            <text:p>0,11</text:p>
          </table:table-cell>
          <table:table-cell table:style-name="ce43" table:formula="of:=[.F15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,76</text:p>
          </table:table-cell>
          <table:table-cell table:style-name="ce43" table:formula="of:=[.B16]/[.$B$3]" office:value-type="float" office:value="0.107351688207213" calcext:value-type="float">
            <text:p>0,11</text:p>
          </table:table-cell>
          <table:table-cell table:style-name="ce43" table:formula="of:=[.F16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,51</text:p>
          </table:table-cell>
          <table:table-cell table:style-name="ce43" table:formula="of:=[.B17]/[.$B$3]" office:value-type="float" office:value="0.265670062513108" calcext:value-type="float">
            <text:p>0,27</text:p>
          </table:table-cell>
          <table:table-cell table:style-name="ce43" table:formula="of:=[.F17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,50</text:p>
          </table:table-cell>
          <table:table-cell table:style-name="ce43" table:formula="of:=[.B18]/[.$B$3]" office:value-type="float" office:value="0.264747381547377" calcext:value-type="float">
            <text:p>0,26</text:p>
          </table:table-cell>
          <table:table-cell table:style-name="ce43" table:formula="of:=[.F18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,57</text:p>
          </table:table-cell>
          <table:table-cell table:style-name="ce43" table:formula="of:=[.B19]/[.$B$3]" office:value-type="float" office:value="0.242671562266017" calcext:value-type="float">
            <text:p>0,24</text:p>
          </table:table-cell>
          <table:table-cell table:style-name="ce43" table:formula="of:=[.F19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4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,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27158666666667" calcext:value-type="float">
            <text:p>3,27</text:p>
          </table:table-cell>
          <table:table-cell table:style-name="ce43" table:formula="of:=[.B20]/[.$B$3]" office:value-type="float" office:value="0.222285032773972" calcext:value-type="float">
            <text:p>0,22</text:p>
          </table:table-cell>
          <table:table-cell table:style-name="ce43" table:formula="of:=[.F20]/[.$C$3]" office:value-type="float" office:value="0.50384607428767" calcext:value-type="float">
            <text:p>0,50</text:p>
          </table:table-cell>
          <table:table-cell table:style-name="ce27" office:value-type="string" calcext:value-type="string">
            <text:p>e2k</text:p>
          </table:table-cell>
          <table:table-cell table:style-name="ce27"/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7]" office:value-type="float" office:value="9023.36923076923" calcext:value-type="float">
            <text:p>9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,51</text:p>
          </table:table-cell>
          <table:table-cell table:style-name="ce43" table:formula="of:=[.B21]/[.$B$3]" office:value-type="float" office:value="0.408723173097089" calcext:value-type="float">
            <text:p>0,41</text:p>
          </table:table-cell>
          <table:table-cell table:style-name="ce43" table:formula="of:=[.F21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,96</text:p>
          </table:table-cell>
          <table:table-cell table:style-name="ce43" table:formula="of:=[.B22]/[.$B$3]" office:value-type="float" office:value="0.161003072432494" calcext:value-type="float">
            <text:p>0,16</text:p>
          </table:table-cell>
          <table:table-cell table:style-name="ce43" table:formula="of:=[.F22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,44</text:p>
          </table:table-cell>
          <table:table-cell table:style-name="ce43" table:formula="of:=[.B23]/[.$B$3]" office:value-type="float" office:value="0.150813721267004" calcext:value-type="float">
            <text:p>0,15</text:p>
          </table:table-cell>
          <table:table-cell table:style-name="ce43" table:formula="of:=[.F23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,44</text:p>
          </table:table-cell>
          <table:table-cell table:style-name="ce43" table:formula="of:=[.B24]/[.$B$3]" office:value-type="float" office:value="0.160746696670784" calcext:value-type="float">
            <text:p>0,16</text:p>
          </table:table-cell>
          <table:table-cell table:style-name="ce43" table:formula="of:=[.F24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,37</text:p>
          </table:table-cell>
          <table:table-cell table:style-name="ce43" table:formula="of:=[.B25]/[.$B$3]" office:value-type="float" office:value="0.194887704245646" calcext:value-type="float">
            <text:p>0,19</text:p>
          </table:table-cell>
          <table:table-cell table:style-name="ce43" table:formula="of:=[.F25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,31</text:p>
          </table:table-cell>
          <table:table-cell table:style-name="ce43" table:formula="of:=[.B26]/[.$B$3]" office:value-type="float" office:value="0.181727836745713" calcext:value-type="float">
            <text:p>0,18</text:p>
          </table:table-cell>
          <table:table-cell table:style-name="ce43" table:formula="of:=[.F26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,60</text:p>
          </table:table-cell>
          <table:table-cell table:style-name="ce43" table:formula="of:=[.B27]/[.$B$3]" office:value-type="float" office:value="0.0722472332027448" calcext:value-type="float">
            <text:p>0,07</text:p>
          </table:table-cell>
          <table:table-cell table:style-name="ce43" table:formula="of:=[.F27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,04</text:p>
          </table:table-cell>
          <table:table-cell table:style-name="ce43" table:formula="of:=[.B28]/[.$B$3]" office:value-type="float" office:value="0.165330659053303" calcext:value-type="float">
            <text:p>0,17</text:p>
          </table:table-cell>
          <table:table-cell table:style-name="ce43" table:formula="of:=[.F28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22.091cm" svg:height="13.771cm" svg:x="0cm" svg:y="0.083cm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20.081cm" svg:height="10.848cm" svg:x="1.961cm" svg:y="0.137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21.95cm" svg:height="13.719cm" svg:x="0cm" svg:y="0.033cm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6" office:value-type="string" calcext:value-type="string">
            <text:p>Architecture</text:p>
          </table:table-cell>
          <table:table-cell table:style-name="ce74" office:value-type="string" calcext:value-type="string">
            <text:p>CPU</text:p>
          </table:table-cell>
          <table:table-cell table:style-name="ce74" office:value-type="string" calcext:value-type="string">
            <text:p>Platform</text:p>
          </table:table-cell>
          <table:table-cell table:style-name="ce74" office:value-type="string" calcext:value-type="string">
            <text:p>Frequency (MHz)</text:p>
          </table:table-cell>
          <table:table-cell table:style-name="ce74" office:value-type="string" calcext:value-type="string">
            <text:p>Cores</text:p>
          </table:table-cell>
          <table:table-cell table:style-name="ce74" office:value-type="string" calcext:value-type="string">
            <text:p>Result (VAX MIPS rating)</text:p>
          </table:table-cell>
          <table:table-cell table:style-name="ce74" office:value-type="string" calcext:value-type="string">
            <text:p>Relative</text:p>
          </table:table-cell>
          <table:table-cell table:style-name="ce74" office:value-type="string" calcext:value-type="string">
            <text:p>Relative (MHz) </text:p>
          </table:table-cell>
          <table:table-cell table:style-name="ce83" office:value-type="string" calcext:value-type="string">
            <text:p>(empty)</text:p>
          </table:table-cell>
        </table:table-row>
        <table:table-row table:style-name="ro1">
          <table:table-cell table:style-name="ce67" office:value-type="string" calcext:value-type="string">
            <text:p>amd64</text:p>
          </table:table-cell>
          <table:table-cell table:style-name="ce75" office:value-type="string" calcext:value-type="string">
            <text:p>AMD A6-3650 APU with Radeon(tm) HD Graphics</text:p>
          </table:table-cell>
          <table:table-cell table:style-name="ce75" office:value-type="string" calcext:value-type="string">
            <text:p>AMD A6-3650</text:p>
          </table:table-cell>
          <table:table-cell table:style-name="ce75" office:value-type="float" office:value="2600" calcext:value-type="float">
            <text:p>26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11455.81" calcext:value-type="float">
            <text:p>11 455,81</text:p>
          </table:table-cell>
          <table:table-cell table:style-name="ce80" office:value-type="float" office:value="0.518903182819019" calcext:value-type="float">
            <text:p>0,52</text:p>
          </table:table-cell>
          <table:table-cell table:style-name="ce80" office:value-type="float" office:value="0.678565700609486" calcext:value-type="float">
            <text:p>0,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Broadcom BCM2835</text:p>
          </table:table-cell>
          <table:table-cell table:style-name="ce75" office:value-type="string" calcext:value-type="string">
            <text:p>Raspberry PI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847" calcext:value-type="float">
            <text:p>847,00</text:p>
          </table:table-cell>
          <table:table-cell table:style-name="ce80" office:value-type="float" office:value="0.038365772114561" calcext:value-type="float">
            <text:p>0,04</text:p>
          </table:table-cell>
          <table:table-cell table:style-name="ce80" office:value-type="float" office:value="0.18634803598501" calcext:value-type="float">
            <text:p>0,1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Intel(R) Atom(TM) x5-Z8350 CPU @ 1.44GHz</text:p>
          </table:table-cell>
          <table:table-cell table:style-name="ce75" office:value-type="string" calcext:value-type="string">
            <text:p>Atom Z8350</text:p>
          </table:table-cell>
          <table:table-cell table:style-name="ce75" office:value-type="float" office:value="1440" calcext:value-type="float">
            <text:p>144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4677.3" calcext:value-type="float">
            <text:p>4 677,30</text:p>
          </table:table-cell>
          <table:table-cell table:style-name="ce80" office:value-type="float" office:value="0.211863312764387" calcext:value-type="float">
            <text:p>0,21</text:p>
          </table:table-cell>
          <table:table-cell table:style-name="ce80" office:value-type="float" office:value="0.500232821804803" calcext:value-type="float">
            <text:p>0,50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Intel(R) Core(TM) 2 Duo CPU <text:s text:c="4"/>T9400 <text:s/>@ 2.53GHz</text:p>
          </table:table-cell>
          <table:table-cell table:style-name="ce75" office:value-type="string" calcext:value-type="string">
            <text:p>Core 2 Duo T9400</text:p>
          </table:table-cell>
          <table:table-cell table:style-name="ce75" office:value-type="float" office:value="2530" calcext:value-type="float">
            <text:p>253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3308.91" calcext:value-type="float">
            <text:p>13 308,91</text:p>
          </table:table-cell>
          <table:table-cell table:style-name="ce80" office:value-type="float" office:value="0.602841331940026" calcext:value-type="float">
            <text:p>0,60</text:p>
          </table:table-cell>
          <table:table-cell table:style-name="ce80" office:value-type="float" office:value="0.810142501421379" calcext:value-type="float">
            <text:p>0,81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Intel(R) Core(TM) i7-2600 CPU @ 3.40GHz</text:p>
          </table:table-cell>
          <table:table-cell table:style-name="ce75" office:value-type="string" calcext:value-type="string">
            <text:p>Core i7-2600</text:p>
          </table:table-cell>
          <table:table-cell table:style-name="ce75" office:value-type="float" office:value="3400" calcext:value-type="float">
            <text:p>34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22076.97" calcext:value-type="float">
            <text:p>22 076,97</text:p>
          </table:table-cell>
          <table:table-cell table:number-columns-repeated="2" table:style-name="ce80" office:value-type="float" office:value="1" calcext:value-type="float">
            <text:p>1,00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arm</text:p>
          </table:table-cell>
          <table:table-cell table:style-name="ce75" office:value-type="string" calcext:value-type="string">
            <text:p>Allwinner A64 (aarch64)</text:p>
          </table:table-cell>
          <table:table-cell table:style-name="ce75" office:value-type="string" calcext:value-type="string">
            <text:p>Orange Pi Win</text:p>
          </table:table-cell>
          <table:table-cell table:style-name="ce75" office:value-type="float" office:value="1344" calcext:value-type="float">
            <text:p>1344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370" calcext:value-type="float">
            <text:p>2 370,00</text:p>
          </table:table-cell>
          <table:table-cell table:style-name="ce80" office:value-type="float" office:value="0.107351688207213" calcext:value-type="float">
            <text:p>0,11</text:p>
          </table:table-cell>
          <table:table-cell table:style-name="ce80" office:value-type="float" office:value="0.271574211238486" calcext:value-type="float">
            <text:p>0,27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llwinner H5 (aarch64)</text:p>
          </table:table-cell>
          <table:table-cell table:style-name="ce75" office:value-type="string" calcext:value-type="string">
            <text:p>Orange Pi PC2</text:p>
          </table:table-cell>
          <table:table-cell table:style-name="ce75" office:value-type="float" office:value="1152" calcext:value-type="float">
            <text:p>1152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949.12" calcext:value-type="float">
            <text:p>2 949,12</text:p>
          </table:table-cell>
          <table:table-cell table:style-name="ce80" office:value-type="float" office:value="0.133583548829391" calcext:value-type="float">
            <text:p>0,13</text:p>
          </table:table-cell>
          <table:table-cell table:style-name="ce80" office:value-type="float" office:value="0.394257001753411" calcext:value-type="float">
            <text:p>0,3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lpine AL73400</text:p>
          </table:table-cell>
          <table:table-cell table:style-name="ce75" office:value-type="string" calcext:value-type="string">
            <text:p>AWS Graviton</text:p>
          </table:table-cell>
          <table:table-cell table:style-name="ce75" office:value-type="float" office:value="2300" calcext:value-type="float">
            <text:p>230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11377.63" calcext:value-type="float">
            <text:p>11 377,63</text:p>
          </table:table-cell>
          <table:table-cell table:style-name="ce80" office:value-type="float" office:value="0.51536193599031" calcext:value-type="float">
            <text:p>0,52</text:p>
          </table:table-cell>
          <table:table-cell table:style-name="ce80" office:value-type="float" office:value="0.761839383637849" calcext:value-type="float">
            <text:p>0,76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mlogic S922X</text:p>
          </table:table-cell>
          <table:table-cell table:style-name="ce75" office:value-type="string" calcext:value-type="string">
            <text:p>Odroid N2</text:p>
          </table:table-cell>
          <table:table-cell table:style-name="ce75" office:value-type="float" office:value="1800" calcext:value-type="float">
            <text:p>1800</text:p>
          </table:table-cell>
          <table:table-cell table:style-name="ce75" office:value-type="float" office:value="6" calcext:value-type="float">
            <text:p>6</text:p>
          </table:table-cell>
          <table:table-cell table:style-name="ce80" office:value-type="float" office:value="8230" calcext:value-type="float">
            <text:p>8 230,00</text:p>
          </table:table-cell>
          <table:table-cell table:style-name="ce80" office:value-type="float" office:value="0.372786664111968" calcext:value-type="float">
            <text:p>0,37</text:p>
          </table:table-cell>
          <table:table-cell table:style-name="ce80" office:value-type="float" office:value="0.704152587767051" calcext:value-type="float">
            <text:p>0,70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Broadcom BCM2837B0 (armv8)</text:p>
          </table:table-cell>
          <table:table-cell table:style-name="ce75" office:value-type="string" calcext:value-type="string">
            <text:p>Raspberry PI 3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469" calcext:value-type="float">
            <text:p>2 469,00</text:p>
          </table:table-cell>
          <table:table-cell table:style-name="ce80" office:value-type="float" office:value="0.11183599923359" calcext:value-type="float">
            <text:p>0,11</text:p>
          </table:table-cell>
          <table:table-cell table:style-name="ce80" office:value-type="float" office:value="0.316868664495173" calcext:value-type="float">
            <text:p>0,32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Samsung Exynos 4412 (armv7l)</text:p>
          </table:table-cell>
          <table:table-cell table:style-name="ce75" office:value-type="string" calcext:value-type="string">
            <text:p>Odroid X2</text:p>
          </table:table-cell>
          <table:table-cell table:style-name="ce75" office:value-type="float" office:value="1700" calcext:value-type="float">
            <text:p>17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4495.03" calcext:value-type="float">
            <text:p>4 495,03</text:p>
          </table:table-cell>
          <table:table-cell table:style-name="ce80" office:value-type="float" office:value="0.203607197908046" calcext:value-type="float">
            <text:p>0,20</text:p>
          </table:table-cell>
          <table:table-cell table:style-name="ce80" office:value-type="float" office:value="0.407214395816092" calcext:value-type="float">
            <text:p>0,41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e2k</text:p>
          </table:table-cell>
          <table:table-cell table:style-name="ce75" office:value-type="string" calcext:value-type="string">
            <text:p>Elbrus 16</text:p>
          </table:table-cell>
          <table:table-cell table:style-name="ce75" office:value-type="string" calcext:value-type="string">
            <text:p>E16C-APPROX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9023.36923076923" calcext:value-type="float">
            <text:p>9 023,37</text:p>
          </table:table-cell>
          <table:table-cell table:style-name="ce80" office:value-type="float" office:value="0.408723173097089" calcext:value-type="float">
            <text:p>0,41</text:p>
          </table:table-cell>
          <table:table-cell table:style-name="ce80" office:value-type="float" office:value="0.69482939426505" calcext:value-type="float">
            <text:p>0,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1C+ (MBE1C-PC)</text:p>
          </table:table-cell>
          <table:table-cell table:style-name="ce75" office:value-type="string" calcext:value-type="string">
            <text:p>MBE1C-PC</text:p>
          </table:table-cell>
          <table:table-cell table:style-name="ce75" office:value-type="float" office:value="985" calcext:value-type="float">
            <text:p>985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4302.53" calcext:value-type="float">
            <text:p>4 302,53</text:p>
          </table:table-cell>
          <table:table-cell table:style-name="ce80" office:value-type="float" office:value="0.194887704245646" calcext:value-type="float">
            <text:p>0,19</text:p>
          </table:table-cell>
          <table:table-cell table:style-name="ce80" office:value-type="float" office:value="0.672708826837762" calcext:value-type="float">
            <text:p>0,67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4C [E2S] (pc401)</text:p>
          </table:table-cell>
          <table:table-cell table:style-name="ce75" office:value-type="string" calcext:value-type="string">
            <text:p>E2S-PC401</text:p>
          </table:table-cell>
          <table:table-cell table:style-name="ce75" office:value-type="float" office:value="800" calcext:value-type="float">
            <text:p>8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548.8" calcext:value-type="float">
            <text:p>3 548,80</text:p>
          </table:table-cell>
          <table:table-cell table:style-name="ce80" office:value-type="float" office:value="0.160746696670784" calcext:value-type="float">
            <text:p>0,16</text:p>
          </table:table-cell>
          <table:table-cell table:style-name="ce80" office:value-type="float" office:value="0.683173460850832" calcext:value-type="float">
            <text:p>0,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4C [EL2S4] (4 CPU)</text:p>
          </table:table-cell>
          <table:table-cell table:style-name="ce75" office:value-type="string" calcext:value-type="string">
            <text:p>E2S-EL2S4</text:p>
          </table:table-cell>
          <table:table-cell table:style-name="ce75" office:value-type="float" office:value="750" calcext:value-type="float">
            <text:p>75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3329.51" calcext:value-type="float">
            <text:p>3 329,51</text:p>
          </table:table-cell>
          <table:table-cell table:style-name="ce80" office:value-type="float" office:value="0.150813721267004" calcext:value-type="float">
            <text:p>0,15</text:p>
          </table:table-cell>
          <table:table-cell table:style-name="ce80" office:value-type="float" office:value="0.683688869743749" calcext:value-type="float">
            <text:p>0,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 (4 CPU)</text:p>
          </table:table-cell>
          <table:table-cell table:style-name="ce75" office:value-type="string" calcext:value-type="string">
            <text:p>E8C-E8C4</text:p>
          </table:table-cell>
          <table:table-cell table:style-name="ce75" office:value-type="float" office:value="1300" calcext:value-type="float">
            <text:p>1300</text:p>
          </table:table-cell>
          <table:table-cell table:style-name="ce75" office:value-type="float" office:value="32" calcext:value-type="float">
            <text:p>32</text:p>
          </table:table-cell>
          <table:table-cell table:style-name="ce80" office:value-type="float" office:value="5844.82" calcext:value-type="float">
            <text:p>5 844,82</text:p>
          </table:table-cell>
          <table:table-cell table:style-name="ce80" office:value-type="float" office:value="0.264747381547377" calcext:value-type="float">
            <text:p>0,26</text:p>
          </table:table-cell>
          <table:table-cell table:style-name="ce80" office:value-type="float" office:value="0.692416228662371" calcext:value-type="float">
            <text:p>0,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 (E8C-SWTX)</text:p>
          </table:table-cell>
          <table:table-cell table:style-name="ce75" office:value-type="string" calcext:value-type="string">
            <text:p>E8C-SWTX</text:p>
          </table:table-cell>
          <table:table-cell table:style-name="ce75" office:value-type="float" office:value="1300" calcext:value-type="float">
            <text:p>13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865.19" calcext:value-type="float">
            <text:p>5 865,19</text:p>
          </table:table-cell>
          <table:table-cell table:style-name="ce80" office:value-type="float" office:value="0.265670062513108" calcext:value-type="float">
            <text:p>0,27</text:p>
          </table:table-cell>
          <table:table-cell table:style-name="ce80" office:value-type="float" office:value="0.69482939426505" calcext:value-type="float">
            <text:p>0,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2 (Broken 8MB Cache 1.2 GHz)</text:p>
          </table:table-cell>
          <table:table-cell table:style-name="ce75" office:value-type="string" calcext:value-type="string">
            <text:p>E8C2-LOW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3554.46" calcext:value-type="float">
            <text:p>3 554,46</text:p>
          </table:table-cell>
          <table:table-cell table:style-name="ce80" office:value-type="float" office:value="0.161003072432494" calcext:value-type="float">
            <text:p>0,16</text:p>
          </table:table-cell>
          <table:table-cell table:style-name="ce80" office:value-type="float" office:value="0.456175371892066" calcext:value-type="float">
            <text:p>0,46</text:p>
          </table:table-cell>
          <table:table-cell table:style-name="ce84"/>
        </table:table-row>
        <table:table-row table:style-name="ro1">
          <table:table-cell table:style-name="ce70"/>
          <table:table-cell table:style-name="ce77" office:value-type="string" calcext:value-type="string">
            <text:p>Elbrus 8C2 (E8C2)</text:p>
          </table:table-cell>
          <table:table-cell table:style-name="ce75" office:value-type="string" calcext:value-type="string">
            <text:p>E8C2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357.4528" calcext:value-type="float">
            <text:p>5 357,45</text:p>
          </table:table-cell>
          <table:table-cell table:style-name="ce80" office:value-type="float" office:value="0.242671562266017" calcext:value-type="float">
            <text:p>0,24</text:p>
          </table:table-cell>
          <table:table-cell table:style-name="ce80" office:value-type="float" office:value="0.550055541136306" calcext:value-type="float">
            <text:p>0,55</text:p>
          </table:table-cell>
          <table:table-cell table:style-name="ce84"/>
        </table:table-row>
        <table:table-row table:style-name="ro1">
          <table:table-cell table:style-name="ce71"/>
          <table:table-cell table:style-name="ce78"/>
          <table:table-cell table:style-name="ce75" office:value-type="string" calcext:value-type="string">
            <text:p>E8C2-APPROX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357.4528" calcext:value-type="float">
            <text:p>5 357,45</text:p>
          </table:table-cell>
          <table:table-cell table:style-name="ce80" office:value-type="float" office:value="0.242671562266017" calcext:value-type="float">
            <text:p>0,24</text:p>
          </table:table-cell>
          <table:table-cell table:style-name="ce80" office:value-type="float" office:value="0.550055541136306" calcext:value-type="float">
            <text:p>0,55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i386</text:p>
          </table:table-cell>
          <table:table-cell table:style-name="ce75" office:value-type="string" calcext:value-type="string">
            <text:p>Intel(R) Pentium(TM) 4 CPU</text:p>
          </table:table-cell>
          <table:table-cell table:style-name="ce75" office:value-type="string" calcext:value-type="string">
            <text:p>Pentium 4 </text:p>
          </table:table-cell>
          <table:table-cell table:style-name="ce75" office:value-type="float" office:value="3066" calcext:value-type="float">
            <text:p>3066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4012" calcext:value-type="float">
            <text:p>4 012,00</text:p>
          </table:table-cell>
          <table:table-cell table:style-name="ce80" office:value-type="float" office:value="0.181727836745713" calcext:value-type="float">
            <text:p>0,18</text:p>
          </table:table-cell>
          <table:table-cell table:style-name="ce80" office:value-type="float" office:value="0.201524672190288" calcext:value-type="float">
            <text:p>0,20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Intel(R) Pentium(TM) III CPU</text:p>
          </table:table-cell>
          <table:table-cell table:style-name="ce75" office:value-type="string" calcext:value-type="string">
            <text:p>Pentium III 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1595" calcext:value-type="float">
            <text:p>1 595,00</text:p>
          </table:table-cell>
          <table:table-cell table:style-name="ce80" office:value-type="float" office:value="0.0722472332027448" calcext:value-type="float">
            <text:p>0,07</text:p>
          </table:table-cell>
          <table:table-cell table:style-name="ce80" office:value-type="float" office:value="0.245640592889332" calcext:value-type="float">
            <text:p>0,25</text:p>
          </table:table-cell>
          <table:table-cell table:style-name="ce84"/>
        </table:table-row>
        <table:table-row table:style-name="ro1">
          <table:table-cell table:style-name="ce72" office:value-type="string" calcext:value-type="string">
            <text:p>mips</text:p>
          </table:table-cell>
          <table:table-cell table:style-name="ce75" office:value-type="string" calcext:value-type="string">
            <text:p>Baikal-T1 (MIPS P5600 V3.0)</text:p>
          </table:table-cell>
          <table:table-cell table:style-name="ce75" office:value-type="string" calcext:value-type="string">
            <text:p>Baikal T1 BFK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3650" calcext:value-type="float">
            <text:p>3 650,00</text:p>
          </table:table-cell>
          <table:table-cell table:style-name="ce80" office:value-type="float" office:value="0.165330659053303" calcext:value-type="float">
            <text:p>0,17</text:p>
          </table:table-cell>
          <table:table-cell table:style-name="ce80" office:value-type="float" office:value="0.468436867317692" calcext:value-type="float">
            <text:p>0,47</text:p>
          </table:table-cell>
          <table:table-cell table:style-name="ce84"/>
        </table:table-row>
        <table:table-row table:style-name="ro1">
          <table:table-cell table:style-name="ce73" office:value-type="string" calcext:value-type="string">
            <text:p>Total Result</text:p>
          </table:table-cell>
          <table:table-cell table:style-name="ce79" table:number-columns-repeated="4"/>
          <table:table-cell table:style-name="ce81" table:number-columns-repeated="2"/>
          <table:table-cell table:style-name="ce82"/>
          <table:table-cell table:style-name="ce85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0" draw:style-name="gr1" draw:text-style-name="P1" svg:width="44.205cm" svg:height="19.822cm" svg:x="0.137cm" svg:y="0.182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draw:z-index="1" draw:style-name="gr1" draw:text-style-name="P1" svg:width="27.79cm" svg:height="15.012cm" svg:x="0.92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16" table:number-columns-repeated="2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13" table:number-columns-repeated="2" table:default-cell-style-name="ce14"/>
        <table:table-column table:style-name="co26" table:default-cell-style-name="ce14"/>
        <table:table-column table:style-name="co14" table:default-cell-style-name="ce14"/>
        <table:table-column table:style-name="co27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 729,52</text:p>
          </table:table-cell>
          <table:table-cell table:style-name="ce39" table:formula="of:=[.C6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6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87" office:value-type="string" calcext:value-type="string">
            <text:p>Platform</text:p>
          </table:table-cell>
          <table:table-cell table:style-name="ce87" office:value-type="string" calcext:value-type="string">
            <text:p>MWIPS</text:p>
          </table:table-cell>
          <table:table-cell table:style-name="ce87" office:value-type="string" calcext:value-type="string">
            <text:p>MWIPS (multicore)</text:p>
          </table:table-cell>
          <table:table-cell table:style-name="ce87" office:value-type="string" calcext:value-type="string">
            <text:p>MWIPS (C# mono)</text:p>
          </table:table-cell>
          <table:table-cell table:style-name="ce87" office:value-type="string" calcext:value-type="string">
            <text:p>MWIPS (C# netcore)</text:p>
          </table:table-cell>
          <table:table-cell table:style-name="ce87" office:value-type="string" calcext:value-type="string">
            <text:p>CPU</text:p>
          </table:table-cell>
          <table:table-cell table:style-name="ce87" office:value-type="string" calcext:value-type="string">
            <text:p>Cores</text:p>
          </table:table-cell>
          <table:table-cell table:style-name="ce87" office:value-type="string" calcext:value-type="string">
            <text:p>Frequency (MHz)</text:p>
          </table:table-cell>
          <table:table-cell table:style-name="ce87" office:value-type="string" calcext:value-type="string">
            <text:p>MWIPS/MHz/Core</text:p>
          </table:table-cell>
          <table:table-cell table:style-name="ce87" office:value-type="string" calcext:value-type="string">
            <text:p>MWIPS/MHz</text:p>
          </table:table-cell>
          <table:table-cell table:style-name="ce87" office:value-type="string" calcext:value-type="string">
            <text:p>Relative (single-core)</text:p>
          </table:table-cell>
          <table:table-cell table:style-name="ce87" office:value-type="string" calcext:value-type="string">
            <text:p>Relative</text:p>
          </table:table-cell>
          <table:table-cell table:style-name="ce87" office:value-type="string" calcext:value-type="string">
            <text:p>Relative/MHz/core</text:p>
          </table:table-cell>
          <table:table-cell table:style-name="ce87" office:value-type="string" calcext:value-type="string">
            <text:p>Relativ/MHz</text:p>
          </table:table-cell>
          <table:table-cell table:style-name="ce87" office:value-type="string" calcext:value-type="string">
            <text:p>Architecture</text:p>
          </table:table-cell>
          <table:table-cell table:style-name="ce87" office:value-type="string" calcext:value-type="string">
            <text:p>OS</text:p>
          </table:table-cell>
          <table:table-cell table:style-name="ce87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,69</text:p>
          </table:table-cell>
          <table:table-cell table:style-name="ce30" table:formula="of:=[.C6]/[.H6]" office:value-type="float" office:value="9.21147058823529" calcext:value-type="float">
            <text:p>9,21</text:p>
          </table:table-cell>
          <table:table-cell table:style-name="ce30" table:formula="of:=[.B6]/[.$B$3]" office:value-type="float" office:value="1" calcext:value-type="float">
            <text:p>1,00</text:p>
          </table:table-cell>
          <table:table-cell table:style-name="ce30" table:formula="of:=[.C6]/[.$C$3]" office:value-type="float" office:value="1" calcext:value-type="float">
            <text:p>1,00</text:p>
          </table:table-cell>
          <table:table-cell table:style-name="ce30" table:formula="of:=[.I6]/[.$I$3]" office:value-type="float" office:value="0.9971319178559" calcext:value-type="float">
            <text:p>1,00</text:p>
          </table:table-cell>
          <table:table-cell table:style-name="ce30" table:formula="of:=[.J6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,15</text:p>
          </table:table-cell>
          <table:table-cell table:style-name="ce30" table:formula="of:=[.C7]/[.H7]" office:value-type="float" office:value="2.05335968379447" calcext:value-type="float">
            <text:p>2,05</text:p>
          </table:table-cell>
          <table:table-cell table:style-name="ce30" table:formula="of:=[.B7]/[.$B$3]" office:value-type="float" office:value="0.507953196777391" calcext:value-type="float">
            <text:p>0,51</text:p>
          </table:table-cell>
          <table:table-cell table:style-name="ce30" table:formula="of:=[.C7]/[.$C$3]" office:value-type="float" office:value="0.165873750758326" calcext:value-type="float">
            <text:p>0,17</text:p>
          </table:table-cell>
          <table:table-cell table:style-name="ce30" table:formula="of:=[.I7]/[.$I$3]" office:value-type="float" office:value="0.68066702528241" calcext:value-type="float">
            <text:p>0,68</text:p>
          </table:table-cell>
          <table:table-cell table:style-name="ce30" table:formula="of:=[.J7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,43</text:p>
          </table:table-cell>
          <table:table-cell table:style-name="ce30" table:formula="of:=[.C8]/[.H8]" office:value-type="float" office:value="4.65884615384615" calcext:value-type="float">
            <text:p>4,66</text:p>
          </table:table-cell>
          <table:table-cell table:style-name="ce30" table:formula="of:=[.B8]/[.$B$3]" office:value-type="float" office:value="0.648948079420266" calcext:value-type="float">
            <text:p>0,65</text:p>
          </table:table-cell>
          <table:table-cell table:style-name="ce30" table:formula="of:=[.C8]/[.$C$3]" office:value-type="float" office:value="0.386762029438999" calcext:value-type="float">
            <text:p>0,39</text:p>
          </table:table-cell>
          <table:table-cell table:style-name="ce30" table:formula="of:=[.I8]/[.$I$3]" office:value-type="float" office:value="0.846190487027765" calcext:value-type="float">
            <text:p>0,85</text:p>
          </table:table-cell>
          <table:table-cell table:style-name="ce30" table:formula="of:=[.J8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,45</text:p>
          </table:table-cell>
          <table:table-cell table:style-name="ce30" table:formula="of:=[.C9]/[.H9]" office:value-type="float" office:value="4.60833333333333" calcext:value-type="float">
            <text:p>4,61</text:p>
          </table:table-cell>
          <table:table-cell table:style-name="ce30" table:formula="of:=[.B9]/[.$B$3]" office:value-type="float" office:value="0.363946019910917" calcext:value-type="float">
            <text:p>0,36</text:p>
          </table:table-cell>
          <table:table-cell table:style-name="ce30" table:formula="of:=[.C9]/[.$C$3]" office:value-type="float" office:value="0.211884159775216" calcext:value-type="float">
            <text:p>0,21</text:p>
          </table:table-cell>
          <table:table-cell table:style-name="ce30" table:formula="of:=[.I9]/[.$I$3]" office:value-type="float" office:value="0.856852399737015" calcext:value-type="float">
            <text:p>0,86</text:p>
          </table:table-cell>
          <table:table-cell table:style-name="ce30" table:formula="of:=[.J9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,39</text:p>
          </table:table-cell>
          <table:table-cell table:style-name="ce30" table:formula="of:=[.C10]/[.H10]" office:value-type="float" office:value="0.386428571428571" calcext:value-type="float">
            <text:p>0,39</text:p>
          </table:table-cell>
          <table:table-cell table:style-name="ce30" table:formula="of:=[.B10]/[.$B$3]" office:value-type="float" office:value="0.047211633784331" calcext:value-type="float">
            <text:p>0,05</text:p>
          </table:table-cell>
          <table:table-cell table:style-name="ce30" table:formula="of:=[.C10]/[.$C$3]" office:value-type="float" office:value="0.00863692965931224" calcext:value-type="float">
            <text:p>0,01</text:p>
          </table:table-cell>
          <table:table-cell table:style-name="ce30" table:formula="of:=[.I10]/[.$I$3]" office:value-type="float" office:value="0.22865595942519" calcext:value-type="float">
            <text:p>0,23</text:p>
          </table:table-cell>
          <table:table-cell table:style-name="ce30" table:formula="of:=[.J10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,24</text:p>
          </table:table-cell>
          <table:table-cell table:style-name="ce30" table:formula="of:=[.C11]/[.H11]" office:value-type="float" office:value="19.4526086956522" calcext:value-type="float">
            <text:p>19,45</text:p>
          </table:table-cell>
          <table:table-cell table:style-name="ce30" table:formula="of:=[.B11]/[.$B$3]" office:value-type="float" office:value="0.497737506806853" calcext:value-type="float">
            <text:p>0,50</text:p>
          </table:table-cell>
          <table:table-cell table:style-name="ce30" table:formula="of:=[.C11]/[.$C$3]" office:value-type="float" office:value="1.42855774450014" calcext:value-type="float">
            <text:p>1,43</text:p>
          </table:table-cell>
          <table:table-cell table:style-name="ce30" table:formula="of:=[.I11]/[.$I$3]" office:value-type="float" office:value="0.733675585284281" calcext:value-type="float">
            <text:p>0,73</text:p>
          </table:table-cell>
          <table:table-cell table:style-name="ce30" table:formula="of:=[.J11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,19</text:p>
          </table:table-cell>
          <table:table-cell table:style-name="ce30" table:formula="of:=[.C12]/[.H12]" office:value-type="float" office:value="5.51722222222222" calcext:value-type="float">
            <text:p>5,52</text:p>
          </table:table-cell>
          <table:table-cell table:style-name="ce30" table:formula="of:=[.B12]/[.$B$3]" office:value-type="float" office:value="0.372976793867549" calcext:value-type="float">
            <text:p>0,37</text:p>
          </table:table-cell>
          <table:table-cell table:style-name="ce30" table:formula="of:=[.C12]/[.$C$3]" office:value-type="float" office:value="0.317091861170535" calcext:value-type="float">
            <text:p>0,32</text:p>
          </table:table-cell>
          <table:table-cell table:style-name="ce30" table:formula="of:=[.I12]/[.$I$3]" office:value-type="float" office:value="0.702491124260355" calcext:value-type="float">
            <text:p>0,70</text:p>
          </table:table-cell>
          <table:table-cell table:style-name="ce30" table:formula="of:=[.J12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,77</text:p>
          </table:table-cell>
          <table:table-cell table:style-name="ce30" table:formula="of:=[.C13]/[.H13]" office:value-type="float" office:value="2.52411764705882" calcext:value-type="float">
            <text:p>2,52</text:p>
          </table:table-cell>
          <table:table-cell table:style-name="ce30" table:formula="of:=[.B13]/[.$B$3]" office:value-type="float" office:value="0.227795173068599" calcext:value-type="float">
            <text:p>0,23</text:p>
          </table:table-cell>
          <table:table-cell table:style-name="ce30" table:formula="of:=[.C13]/[.$C$3]" office:value-type="float" office:value="0.1370094830614" calcext:value-type="float">
            <text:p>0,14</text:p>
          </table:table-cell>
          <table:table-cell table:style-name="ce30" table:formula="of:=[.I13]/[.$I$3]" office:value-type="float" office:value="0.454283675600418" calcext:value-type="float">
            <text:p>0,45</text:p>
          </table:table-cell>
          <table:table-cell table:style-name="ce30" table:formula="of:=[.J13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,85</text:p>
          </table:table-cell>
          <table:table-cell table:style-name="ce30" table:formula="of:=[.C14]/[.H14]" office:value-type="float" office:value="3.296875" calcext:value-type="float">
            <text:p>3,30</text:p>
          </table:table-cell>
          <table:table-cell table:style-name="ce30" table:formula="of:=[.B14]/[.$B$3]" office:value-type="float" office:value="0.171088852120247" calcext:value-type="float">
            <text:p>0,17</text:p>
          </table:table-cell>
          <table:table-cell table:style-name="ce30" table:formula="of:=[.C14]/[.$C$3]" office:value-type="float" office:value="0.121268239726683" calcext:value-type="float">
            <text:p>0,12</text:p>
          </table:table-cell>
          <table:table-cell table:style-name="ce30" table:formula="of:=[.I14]/[.$I$3]" office:value-type="float" office:value="0.503501499835634" calcext:value-type="float">
            <text:p>0,50</text:p>
          </table:table-cell>
          <table:table-cell table:style-name="ce30" table:formula="of:=[.J14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,83</text:p>
          </table:table-cell>
          <table:table-cell table:style-name="ce30" table:formula="of:=[.C15]/[.H15]" office:value-type="float" office:value="2.3165" calcext:value-type="float">
            <text:p>2,32</text:p>
          </table:table-cell>
          <table:table-cell table:style-name="ce30" table:formula="of:=[.B15]/[.$B$3]" office:value-type="float" office:value="0.174045993381645" calcext:value-type="float">
            <text:p>0,17</text:p>
          </table:table-cell>
          <table:table-cell table:style-name="ce30" table:formula="of:=[.C15]/[.$C$3]" office:value-type="float" office:value="0.088757623168045" calcext:value-type="float">
            <text:p>0,09</text:p>
          </table:table-cell>
          <table:table-cell table:style-name="ce30" table:formula="of:=[.I15]/[.$I$3]" office:value-type="float" office:value="0.491715976331361" calcext:value-type="float">
            <text:p>0,49</text:p>
          </table:table-cell>
          <table:table-cell table:style-name="ce30" table:formula="of:=[.J15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,52</text:p>
          </table:table-cell>
          <table:table-cell table:style-name="ce30" table:formula="of:=[.C16]/[.H16]" office:value-type="float" office:value="1.37946428571429" calcext:value-type="float">
            <text:p>1,38</text:p>
          </table:table-cell>
          <table:table-cell table:style-name="ce30" table:formula="of:=[.B16]/[.$B$3]" office:value-type="float" office:value="0.122278480570798" calcext:value-type="float">
            <text:p>0,12</text:p>
          </table:table-cell>
          <table:table-cell table:style-name="ce30" table:formula="of:=[.C16]/[.$C$3]" office:value-type="float" office:value="0.0591972923784284" calcext:value-type="float">
            <text:p>0,06</text:p>
          </table:table-cell>
          <table:table-cell table:style-name="ce30" table:formula="of:=[.I16]/[.$I$3]" office:value-type="float" office:value="0.308448242462666" calcext:value-type="float">
            <text:p>0,31</text:p>
          </table:table-cell>
          <table:table-cell table:style-name="ce30" table:formula="of:=[.J16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,17</text:p>
          </table:table-cell>
          <table:table-cell table:style-name="ce30" table:formula="of:=[.C17]/[.H17]" office:value-type="float" office:value="9.98461538461538" calcext:value-type="float">
            <text:p>9,98</text:p>
          </table:table-cell>
          <table:table-cell table:style-name="ce30" table:formula="of:=[.B17]/[.$B$3]" office:value-type="float" office:value="0.264876464346053" calcext:value-type="float">
            <text:p>0,26</text:p>
          </table:table-cell>
          <table:table-cell table:style-name="ce30" table:formula="of:=[.C17]/[.$C$3]" office:value-type="float" office:value="0.414444905648328" calcext:value-type="float">
            <text:p>0,41</text:p>
          </table:table-cell>
          <table:table-cell table:style-name="ce30" table:formula="of:=[.I17]/[.$I$3]" office:value-type="float" office:value="0.690766954938553" calcext:value-type="float">
            <text:p>0,69</text:p>
          </table:table-cell>
          <table:table-cell table:style-name="ce30" table:formula="of:=[.J17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,27</text:p>
          </table:table-cell>
          <table:table-cell table:style-name="ce30" table:formula="of:=[.C18]/[.H18]" office:value-type="float" office:value="41.2023076923077" calcext:value-type="float">
            <text:p>41,20</text:p>
          </table:table-cell>
          <table:table-cell table:style-name="ce30" table:formula="of:=[.B18]/[.$B$3]" office:value-type="float" office:value="0.287548346109273" calcext:value-type="float">
            <text:p>0,29</text:p>
          </table:table-cell>
          <table:table-cell table:style-name="ce30" table:formula="of:=[.C18]/[.$C$3]" office:value-type="float" office:value="1.71023979054248" calcext:value-type="float">
            <text:p>1,71</text:p>
          </table:table-cell>
          <table:table-cell table:style-name="ce30" table:formula="of:=[.I18]/[.$I$3]" office:value-type="float" office:value="0.749892580791989" calcext:value-type="float">
            <text:p>0,75</text:p>
          </table:table-cell>
          <table:table-cell table:style-name="ce30" table:formula="of:=[.J18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,14</text:p>
          </table:table-cell>
          <table:table-cell table:style-name="ce30" table:formula="of:=[.C19]/[.H19]" office:value-type="float" office:value="9.714629924926" calcext:value-type="float">
            <text:p>9,71</text:p>
          </table:table-cell>
          <table:table-cell table:style-name="ce30" table:formula="of:=[.B19]/[.$B$3]" office:value-type="float" office:value="0.297363304430389" calcext:value-type="float">
            <text:p>0,30</text:p>
          </table:table-cell>
          <table:table-cell table:style-name="ce30" table:formula="of:=[.C19]/[.$C$3]" office:value-type="float" office:value="0.465274909396501" calcext:value-type="float">
            <text:p>0,47</text:p>
          </table:table-cell>
          <table:table-cell table:style-name="ce30" table:formula="of:=[.I19]/[.$I$3]" office:value-type="float" office:value="0.67209033530572" calcext:value-type="float">
            <text:p>0,67</text:p>
          </table:table-cell>
          <table:table-cell table:style-name="ce30" table:formula="of:=[.J19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 080,90</text:p>
          </table:table-cell>
          <table:table-cell table:style-name="ce26" office:value-type="float" office:value="16879" calcext:value-type="float">
            <text:p>16 879,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0]/[.H20]" office:value-type="float" office:value="1.3425135483871" calcext:value-type="float">
            <text:p>1,34</text:p>
          </table:table-cell>
          <table:table-cell table:style-name="ce30" table:formula="of:=[.C20]/[.H20]" office:value-type="float" office:value="10.8896774193548" calcext:value-type="float">
            <text:p>10,89</text:p>
          </table:table-cell>
          <table:table-cell table:style-name="ce30" table:formula="of:=[.B20]/[.$B$3]" office:value-type="float" office:value="0.363188539354082" calcext:value-type="float">
            <text:p>0,36</text:p>
          </table:table-cell>
          <table:table-cell table:style-name="ce30" table:formula="of:=[.C20]/[.$C$3]" office:value-type="float" office:value="0.538938024841151" calcext:value-type="float">
            <text:p>0,54</text:p>
          </table:table-cell>
          <table:table-cell table:style-name="ce30" table:formula="of:=[.I20]/[.$I$3]" office:value-type="float" office:value="0.794386715021951" calcext:value-type="float">
            <text:p>0,79</text:p>
          </table:table-cell>
          <table:table-cell table:style-name="ce30" table:formula="of:=[.J20]/[.$J$3]" office:value-type="float" office:value="1.18218663513543" calcext:value-type="float">
            <text:p>1,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774.528" calcext:value-type="float">
            <text:p>2 774,53</text:p>
          </table:table-cell>
          <table:table-cell table:style-name="ce26" table:formula="of:=[.B21]*8.1" office:value-type="float" office:value="22473.6768" calcext:value-type="float">
            <text:p>22 473,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387264" calcext:value-type="float">
            <text:p>1,39</text:p>
          </table:table-cell>
          <table:table-cell table:style-name="ce30" table:formula="of:=[.C21]/[.H21]" office:value-type="float" office:value="11.2368384" calcext:value-type="float">
            <text:p>11,24</text:p>
          </table:table-cell>
          <table:table-cell table:style-name="ce30" table:formula="of:=[.B21]/[.$B$3]" office:value-type="float" office:value="0.484251385805443" calcext:value-type="float">
            <text:p>0,48</text:p>
          </table:table-cell>
          <table:table-cell table:style-name="ce30" table:formula="of:=[.C21]/[.$C$3]" office:value-type="float" office:value="0.717573255851081" calcext:value-type="float">
            <text:p>0,72</text:p>
          </table:table-cell>
          <table:table-cell table:style-name="ce30" table:formula="of:=[.I21]/[.$I$3]" office:value-type="float" office:value="0.820866272189349" calcext:value-type="float">
            <text:p>0,82</text:p>
          </table:table-cell>
          <table:table-cell table:style-name="ce30" table:formula="of:=[.J21]/[.$J$3]" office:value-type="float" office:value="1.21987453494684" calcext:value-type="float">
            <text:p>1,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,29</text:p>
          </table:table-cell>
          <table:table-cell table:style-name="ce30" table:formula="of:=[.C22]/[.H22]" office:value-type="float" office:value="10.35" calcext:value-type="float">
            <text:p>10,35</text:p>
          </table:table-cell>
          <table:table-cell table:style-name="ce30" table:formula="of:=[.B22]/[.$B$3]" office:value-type="float" office:value="0.269815970622321" calcext:value-type="float">
            <text:p>0,27</text:p>
          </table:table-cell>
          <table:table-cell table:style-name="ce30" table:formula="of:=[.C22]/[.$C$3]" office:value-type="float" office:value="0.396564385836074" calcext:value-type="float">
            <text:p>0,40</text:p>
          </table:table-cell>
          <table:table-cell table:style-name="ce30" table:formula="of:=[.I22]/[.$I$3]" office:value-type="float" office:value="0.762285996055227" calcext:value-type="float">
            <text:p>0,76</text:p>
          </table:table-cell>
          <table:table-cell table:style-name="ce30" table:formula="of:=[.J22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,29</text:p>
          </table:table-cell>
          <table:table-cell table:style-name="ce30" table:formula="of:=[.C23]/[.H23]" office:value-type="float" office:value="21.0533333333333" calcext:value-type="float">
            <text:p>21,05</text:p>
          </table:table-cell>
          <table:table-cell table:style-name="ce30" table:formula="of:=[.B23]/[.$B$3]" office:value-type="float" office:value="0.169438626621427" calcext:value-type="float">
            <text:p>0,17</text:p>
          </table:table-cell>
          <table:table-cell table:style-name="ce30" table:formula="of:=[.C23]/[.$C$3]" office:value-type="float" office:value="0.504166799706249" calcext:value-type="float">
            <text:p>0,50</text:p>
          </table:table-cell>
          <table:table-cell table:style-name="ce30" table:formula="of:=[.I23]/[.$I$3]" office:value-type="float" office:value="0.765918737672584" calcext:value-type="float">
            <text:p>0,77</text:p>
          </table:table-cell>
          <table:table-cell table:style-name="ce30" table:formula="of:=[.J23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,17</text:p>
          </table:table-cell>
          <table:table-cell table:style-name="ce30" table:formula="of:=[.C24]/[.H24]" office:value-type="float" office:value="3.06875" calcext:value-type="float">
            <text:p>3,07</text:p>
          </table:table-cell>
          <table:table-cell table:style-name="ce30" table:formula="of:=[.B24]/[.$B$3]" office:value-type="float" office:value="0.163733785727251" calcext:value-type="float">
            <text:p>0,16</text:p>
          </table:table-cell>
          <table:table-cell table:style-name="ce30" table:formula="of:=[.C24]/[.$C$3]" office:value-type="float" office:value="0.0783869216769373" calcext:value-type="float">
            <text:p>0,08</text:p>
          </table:table-cell>
          <table:table-cell table:style-name="ce30" table:formula="of:=[.I24]/[.$I$3]" office:value-type="float" office:value="0.693872781065089" calcext:value-type="float">
            <text:p>0,69</text:p>
          </table:table-cell>
          <table:table-cell table:style-name="ce30" table:formula="of:=[.J24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,30</text:p>
          </table:table-cell>
          <table:table-cell table:style-name="ce30" table:formula="of:=[.C25]/[.H25]" office:value-type="float" office:value="1.33197969543147" calcext:value-type="float">
            <text:p>1,33</text:p>
          </table:table-cell>
          <table:table-cell table:style-name="ce30" table:formula="of:=[.B25]/[.$B$3]" office:value-type="float" office:value="0.222976270263478" calcext:value-type="float">
            <text:p>0,22</text:p>
          </table:table-cell>
          <table:table-cell table:style-name="ce30" table:formula="of:=[.C25]/[.$C$3]" office:value-type="float" office:value="0.0418915035601392" calcext:value-type="float">
            <text:p>0,04</text:p>
          </table:table-cell>
          <table:table-cell table:style-name="ce30" table:formula="of:=[.I25]/[.$I$3]" office:value-type="float" office:value="0.767456822755534" calcext:value-type="float">
            <text:p>0,77</text:p>
          </table:table-cell>
          <table:table-cell table:style-name="ce30" table:formula="of:=[.J25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,36</text:p>
          </table:table-cell>
          <table:table-cell table:style-name="ce30" table:formula="of:=[.C26]/[.H26]" office:value-type="float" office:value="0.364970645792564" calcext:value-type="float">
            <text:p>0,36</text:p>
          </table:table-cell>
          <table:table-cell table:style-name="ce30" table:formula="of:=[.B26]/[.$B$3]" office:value-type="float" office:value="0.195304318686382" calcext:value-type="float">
            <text:p>0,20</text:p>
          </table:table-cell>
          <table:table-cell table:style-name="ce30" table:formula="of:=[.C26]/[.$C$3]" office:value-type="float" office:value="0.0357291101248443" calcext:value-type="float">
            <text:p>0,04</text:p>
          </table:table-cell>
          <table:table-cell table:style-name="ce30" table:formula="of:=[.I26]/[.$I$3]" office:value-type="float" office:value="0.215958962007434" calcext:value-type="float">
            <text:p>0,22</text:p>
          </table:table-cell>
          <table:table-cell table:style-name="ce30" table:formula="of:=[.J26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,82</text:p>
          </table:table-cell>
          <table:table-cell table:style-name="ce30" table:formula="of:=[.C27]/[.H27]" office:value-type="float" office:value="0.816" calcext:value-type="float">
            <text:p>0,82</text:p>
          </table:table-cell>
          <table:table-cell table:style-name="ce30" table:formula="of:=[.B27]/[.$B$3]" office:value-type="float" office:value="0.142420307460311" calcext:value-type="float">
            <text:p>0,14</text:p>
          </table:table-cell>
          <table:table-cell table:style-name="ce30" table:formula="of:=[.C27]/[.$C$3]" office:value-type="float" office:value="0.026054471726428" calcext:value-type="float">
            <text:p>0,03</text:p>
          </table:table-cell>
          <table:table-cell table:style-name="ce30" table:formula="of:=[.I27]/[.$I$3]" office:value-type="float" office:value="0.482840236686391" calcext:value-type="float">
            <text:p>0,48</text:p>
          </table:table-cell>
          <table:table-cell table:style-name="ce30" table:formula="of:=[.J27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,51</text:p>
          </table:table-cell>
          <table:table-cell table:style-name="ce30" table:formula="of:=[.C28]/[.H28]" office:value-type="float" office:value="1.0225" calcext:value-type="float">
            <text:p>1,02</text:p>
          </table:table-cell>
          <table:table-cell table:style-name="ce30" table:formula="of:=[.B28]/[.$B$3]" office:value-type="float" office:value="0.107077032631006" calcext:value-type="float">
            <text:p>0,11</text:p>
          </table:table-cell>
          <table:table-cell table:style-name="ce30" table:formula="of:=[.C28]/[.$C$3]" office:value-type="float" office:value="0.0391774960886363" calcext:value-type="float">
            <text:p>0,04</text:p>
          </table:table-cell>
          <table:table-cell table:style-name="ce30" table:formula="of:=[.I28]/[.$I$3]" office:value-type="float" office:value="0.302514792899408" calcext:value-type="float">
            <text:p>0,30</text:p>
          </table:table-cell>
          <table:table-cell table:style-name="ce30" table:formula="of:=[.J28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draw:z-index="1" draw:style-name="gr1" draw:text-style-name="P1" svg:width="30.382cm" svg:height="13.674cm" svg:x="0.31cm" svg:y="0.293cm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draw:z-index="2" draw:style-name="gr1" draw:text-style-name="P1" svg:width="24.206cm" svg:height="13.615cm" svg:x="2.227cm" svg:y="0.086cm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30.452cm" svg:height="17.445cm" svg:x="0.382cm" svg:y="0.448cm">
              <draw:object draw:notify-on-update-of-ranges="Whetstone.A6:Whetstone.A28 Whetstone.K5:Whetstone.K5 Whetstone.K6:Whetstone.K28 Whetstone.L5:Whetstone.L5 Whetstone.L6:Whetstone.L28 Whetstone.M5:Whetstone.M5 Whetstone.M6:Whetstone.M28 Whetstone.N5:Whetstone.N5 Whetstone.N6:Whetstone.N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24.58cm" svg:height="13.826cm" svg:x="0.815cm" svg:y="0.095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70"/>
        <table:table-column table:style-name="co28" table:default-cell-style-name="ce75"/>
        <table:table-column table:style-name="co29" table:default-cell-style-name="ce75"/>
        <table:table-column table:style-name="co4" table:number-columns-repeated="2" table:default-cell-style-name="ce75"/>
        <table:table-column table:style-name="co4" table:number-columns-repeated="3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4"/>
        <table:table-column table:style-name="co4" table:number-columns-repeated="53" table:default-cell-style-name="Default"/>
        <table:table-row table:style-name="ro6">
          <table:table-cell table:style-name="ce66" office:value-type="string" calcext:value-type="string">
            <text:p>Architecture</text:p>
          </table:table-cell>
          <table:table-cell table:style-name="ce74" office:value-type="string" calcext:value-type="string">
            <text:p>Platform</text:p>
          </table:table-cell>
          <table:table-cell table:style-name="ce74" office:value-type="string" calcext:value-type="string">
            <text:p>CPU</text:p>
          </table:table-cell>
          <table:table-cell table:style-name="ce74" office:value-type="string" calcext:value-type="string">
            <text:p>Frequency (MHz)</text:p>
          </table:table-cell>
          <table:table-cell table:style-name="ce74" office:value-type="string" calcext:value-type="string">
            <text:p>Cores</text:p>
          </table:table-cell>
          <table:table-cell table:style-name="ce74" office:value-type="string" calcext:value-type="string">
            <text:p>MWIPS</text:p>
          </table:table-cell>
          <table:table-cell table:style-name="ce74" office:value-type="string" calcext:value-type="string">
            <text:p>MWIPS (multicore)</text:p>
          </table:table-cell>
          <table:table-cell table:style-name="ce74" office:value-type="string" calcext:value-type="string">
            <text:p>MWIPS (C# mono)</text:p>
          </table:table-cell>
          <table:table-cell table:style-name="ce74" office:value-type="string" calcext:value-type="string">
            <text:p>MWIPS (C# netcore)</text:p>
          </table:table-cell>
          <table:table-cell table:style-name="ce74" office:value-type="string" calcext:value-type="string">
            <text:p>Relative (single-core)</text:p>
          </table:table-cell>
          <table:table-cell table:style-name="ce83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67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72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72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73" office:value-type="string" calcext:value-type="string">
            <text:p>Итог Результат</text:p>
          </table:table-cell>
          <table:table-cell table:style-name="ce79" table:number-columns-repeated="4"/>
          <table:table-cell table:style-name="ce81" table:number-columns-repeated="4"/>
          <table:table-cell table:style-name="ce82"/>
          <table:table-cell table:style-name="ce85"/>
          <table:table-cell table:number-columns-repeated="53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7">
          <table:table-cell table:style-name="ce129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29" office:value-type="string" calcext:value-type="string">
            <text:p>CPU</text:p>
          </table:table-cell>
          <table:table-cell table:style-name="ce129" office:value-type="string" calcext:value-type="string">
            <text:p>Cores</text:p>
          </table:table-cell>
          <table:table-cell table:style-name="ce129" office:value-type="string" calcext:value-type="string">
            <text:p>Frequency (MHz)</text:p>
          </table:table-cell>
          <table:table-cell table:style-name="ce129" office:value-type="string" calcext:value-type="string">
            <text:p>Architecture</text:p>
          </table:table-cell>
        </table:table-row>
        <table:table-row table:style-name="ro8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38.838cm" svg:height="18.704cm" svg:x="0.375cm" svg:y="13.931cm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3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40" office:value-type="string" calcext:value-type="string">
            <text:p>Platform</text:p>
          </table:table-cell>
          <table:table-cell table:style-name="ce140" office:value-type="string" calcext:value-type="string">
            <text:p>2 ops/w – 102400 4B words</text:p>
          </table:table-cell>
          <table:table-cell table:style-name="ce140" office:value-type="string" calcext:value-type="string">
            <text:p>2 ops/w – 1024000 4B words</text:p>
          </table:table-cell>
          <table:table-cell table:style-name="ce140" office:value-type="string" calcext:value-type="string">
            <text:p>2 ops/w – 10240000 4B words</text:p>
          </table:table-cell>
          <table:table-cell table:style-name="ce140" office:value-type="string" calcext:value-type="string">
            <text:p>8 ops/w – 102400 4B words</text:p>
          </table:table-cell>
          <table:table-cell table:style-name="ce140" office:value-type="string" calcext:value-type="string">
            <text:p>8 ops/w – 1024000 4B words</text:p>
          </table:table-cell>
          <table:table-cell table:style-name="ce140" office:value-type="string" calcext:value-type="string">
            <text:p>8 ops/w – 10240000 4B words</text:p>
          </table:table-cell>
          <table:table-cell table:style-name="ce140" office:value-type="string" calcext:value-type="string">
            <text:p>32 ops/w – 102400 4B words</text:p>
          </table:table-cell>
          <table:table-cell table:style-name="ce140" office:value-type="string" calcext:value-type="string">
            <text:p>32 ops/w – 1024000 4B words</text:p>
          </table:table-cell>
          <table:table-cell table:style-name="ce140" office:value-type="string" calcext:value-type="string">
            <text:p>32 ops/w – 10240000 4B words</text:p>
          </table:table-cell>
          <table:table-cell table:style-name="ce140" office:value-type="string" calcext:value-type="string">
            <text:p>CPU</text:p>
          </table:table-cell>
          <table:table-cell table:style-name="ce140" office:value-type="string" calcext:value-type="string">
            <text:p>Cores</text:p>
          </table:table-cell>
          <table:table-cell table:style-name="ce140" office:value-type="string" calcext:value-type="string">
            <text:p>Frequency (MHz)</text:p>
          </table:table-cell>
          <table:table-cell table:style-name="ce140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 836,45</text:p>
          </table:table-cell>
          <table:table-cell table:style-name="ce39" table:formula="of:=[.O6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 813,97</text:p>
          </table:table-cell>
          <table:table-cell table:style-name="ce39" table:formula="of:=[.O7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 558,51</text:p>
          </table:table-cell>
          <table:table-cell table:style-name="ce39" table:formula="of:=[.O8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 097,15</text:p>
          </table:table-cell>
          <table:table-cell table:style-name="ce39" table:formula="of:=[.O9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,00</text:p>
          </table:table-cell>
          <table:table-cell table:style-name="ce39" table:formula="of:=[.O10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 331,76</text:p>
          </table:table-cell>
          <table:table-cell table:style-name="ce39" table:formula="of:=[.O11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 612,03</text:p>
          </table:table-cell>
          <table:table-cell table:style-name="ce39" table:formula="of:=[.O12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 656,53</text:p>
          </table:table-cell>
          <table:table-cell table:style-name="ce39" table:formula="of:=[.O13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 438,51</text:p>
          </table:table-cell>
          <table:table-cell table:style-name="ce39" table:formula="of:=[.O14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 480,41</text:p>
          </table:table-cell>
          <table:table-cell table:style-name="ce39" table:formula="of:=[.O15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 607,67</text:p>
          </table:table-cell>
          <table:table-cell table:style-name="ce39" table:formula="of:=[.O17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 035,80</text:p>
          </table:table-cell>
          <table:table-cell table:style-name="ce39" table:formula="of:=[.O18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 331,25</text:p>
          </table:table-cell>
          <table:table-cell table:style-name="ce95" table:formula="of:=[.C22]*15/12" office:value-type="float" office:value="91061.25" calcext:value-type="float">
            <text:p>91 061,25</text:p>
          </table:table-cell>
          <table:table-cell table:style-name="ce95" table:formula="of:=[.D22]*15/12" office:value-type="float" office:value="11448.75" calcext:value-type="float">
            <text:p>11 448,75</text:p>
          </table:table-cell>
          <table:table-cell table:style-name="ce95" table:formula="of:=[.E22]*15/12" office:value-type="float" office:value="176587.5" calcext:value-type="float">
            <text:p>176 587,50</text:p>
          </table:table-cell>
          <table:table-cell table:style-name="ce95" table:formula="of:=[.F22]*15/12" office:value-type="float" office:value="246778.75" calcext:value-type="float">
            <text:p>246 778,75</text:p>
          </table:table-cell>
          <table:table-cell table:style-name="ce95" table:formula="of:=[.G22]*15/12" office:value-type="float" office:value="45366.25" calcext:value-type="float">
            <text:p>45 366,25</text:p>
          </table:table-cell>
          <table:table-cell table:style-name="ce95" table:formula="of:=[.H22]*15/12" office:value-type="float" office:value="340646.25" calcext:value-type="float">
            <text:p>340 646,25</text:p>
          </table:table-cell>
          <table:table-cell table:style-name="ce95" table:formula="of:=[.I22]*15/12" office:value-type="float" office:value="378225" calcext:value-type="float">
            <text:p>378 225,00</text:p>
          </table:table-cell>
          <table:table-cell table:style-name="ce95" table:formula="of:=[.J22]*15/12" office:value-type="float" office:value="171045" calcext:value-type="float">
            <text:p>171 045,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 036,68</text:p>
          </table:table-cell>
          <table:table-cell table:style-name="ce39" table:formula="of:=[.O19]/[.$O$3]" office:value-type="float" office:value="2.70187087156604" calcext:value-type="float">
            <text:p>2,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07830.303533435" calcext:value-type="float">
            <text:p>107 830,30</text:p>
          </table:table-cell>
          <table:table-cell table:style-name="ce39" table:formula="of:=[.O20]/[.$O$3]" office:value-type="float" office:value="2.57742482479847" calcext:value-type="float">
            <text:p>2,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 507,69</text:p>
          </table:table-cell>
          <table:table-cell table:style-name="ce95" table:formula="of:=[.C17]*2*20/13" office:value-type="float" office:value="201301.538461538" calcext:value-type="float">
            <text:p>201 301,54</text:p>
          </table:table-cell>
          <table:table-cell table:style-name="ce95" table:formula="of:=[.D17]*2*20/13" office:value-type="float" office:value="13861.5384615385" calcext:value-type="float">
            <text:p>13 861,54</text:p>
          </table:table-cell>
          <table:table-cell table:style-name="ce95" table:formula="of:=[.E17]*2*20/13" office:value-type="float" office:value="302840" calcext:value-type="float">
            <text:p>302 840,00</text:p>
          </table:table-cell>
          <table:table-cell table:style-name="ce95" table:formula="of:=[.F17]*2*20/13" office:value-type="float" office:value="286600" calcext:value-type="float">
            <text:p>286 600,00</text:p>
          </table:table-cell>
          <table:table-cell table:style-name="ce95" table:formula="of:=[.G17]*2*20/13" office:value-type="float" office:value="55366.1538461538" calcext:value-type="float">
            <text:p>55 366,15</text:p>
          </table:table-cell>
          <table:table-cell table:style-name="ce95" table:formula="of:=[.H17]*2*20/13" office:value-type="float" office:value="451892.307692308" calcext:value-type="float">
            <text:p>451 892,31</text:p>
          </table:table-cell>
          <table:table-cell table:style-name="ce95" table:formula="of:=[.I17]*2*20/13" office:value-type="float" office:value="493335.384615385" calcext:value-type="float">
            <text:p>493 335,38</text:p>
          </table:table-cell>
          <table:table-cell table:style-name="ce95" table:formula="of:=[.J17]*2*20/13" office:value-type="float" office:value="209233.846153846" calcext:value-type="float">
            <text:p>209 233,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 946,69</text:p>
          </table:table-cell>
          <table:table-cell table:style-name="ce39" table:formula="of:=[.O21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 429,35</text:p>
          </table:table-cell>
          <table:table-cell table:style-name="ce39" table:formula="of:=[.O22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 463,62</text:p>
          </table:table-cell>
          <table:table-cell table:style-name="ce39" table:formula="of:=[.O23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 153,89</text:p>
          </table:table-cell>
          <table:table-cell table:style-name="ce39" table:formula="of:=[.O24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 414,24</text:p>
          </table:table-cell>
          <table:table-cell table:style-name="ce39" table:formula="of:=[.O25]/[.$O$3]" office:value-type="float" office:value="0.177219728425721" calcext:value-type="float">
            <text:p>0,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,04</text:p>
          </table:table-cell>
          <table:table-cell table:style-name="ce39" table:formula="of:=[.O26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,00</text:p>
          </table:table-cell>
          <table:table-cell table:style-name="ce39" table:formula="of:=[.O27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31.463cm" svg:height="17.697cm" svg:x="0cm" svg:y="16.094cm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 692,89</text:p>
          </table:table-cell>
          <table:table-cell table:style-name="ce4" table:formula="of:=[.C6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7">
          <table:table-cell table:style-name="ce144" office:value-type="string" calcext:value-type="string">
            <text:p>Platform</text:p>
          </table:table-cell>
          <table:table-cell table:style-name="ce144" office:value-type="string" calcext:value-type="string">
            <text:p>Coremark</text:p>
          </table:table-cell>
          <table:table-cell table:style-name="ce144" office:value-type="string" calcext:value-type="string">
            <text:p>Coremark (multithread)</text:p>
          </table:table-cell>
          <table:table-cell table:style-name="ce144" office:value-type="string" calcext:value-type="string">
            <text:p>CPU</text:p>
          </table:table-cell>
          <table:table-cell table:style-name="ce144" office:value-type="string" calcext:value-type="string">
            <text:p>Cores</text:p>
          </table:table-cell>
          <table:table-cell table:style-name="ce147" office:value-type="string" calcext:value-type="string">
            <text:p>Frequency, MHz</text:p>
          </table:table-cell>
          <table:table-cell table:style-name="ce147" office:value-type="string" calcext:value-type="string">
            <text:p>Coremark/MHz/Core</text:p>
          </table:table-cell>
          <table:table-cell table:style-name="ce147" office:value-type="string" calcext:value-type="string">
            <text:p>Coremark/MHz</text:p>
          </table:table-cell>
          <table:table-cell table:style-name="ce147" office:value-type="string" calcext:value-type="string">
            <text:p>Relative/Core</text:p>
          </table:table-cell>
          <table:table-cell table:style-name="ce147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,67</text:p>
          </table:table-cell>
          <table:table-cell table:formula="of:=[.C6]/[.F6]" office:value-type="float" office:value="35.1973250032353" calcext:value-type="float">
            <text:p>35,20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C6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,93</text:p>
          </table:table-cell>
          <table:table-cell table:formula="of:=[.C7]/[.F7]" office:value-type="float" office:value="9.46666467865613" calcext:value-type="float">
            <text:p>9,47</text:p>
          </table:table-cell>
          <table:table-cell table:formula="of:=[.B7]/[.$B$3]" office:value-type="float" office:value="0.550008320864097" calcext:value-type="float">
            <text:p>0,55</text:p>
          </table:table-cell>
          <table:table-cell table:formula="of:=[.C7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,54</text:p>
          </table:table-cell>
          <table:table-cell table:formula="of:=[.C8]/[.F8]" office:value-type="float" office:value="16.0256410257692" calcext:value-type="float">
            <text:p>16,03</text:p>
          </table:table-cell>
          <table:table-cell table:formula="of:=[.B8]/[.$B$3]" office:value-type="float" office:value="0.520451950698144" calcext:value-type="float">
            <text:p>0,52</text:p>
          </table:table-cell>
          <table:table-cell table:formula="of:=[.C8]/[.$C$3]" office:value-type="float" office:value="0.348177083336756" calcext:value-type="float">
            <text:p>0,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,79</text:p>
          </table:table-cell>
          <table:table-cell table:formula="of:=[.C9]/[.F9]" office:value-type="float" office:value="16.5379711819444" calcext:value-type="float">
            <text:p>16,54</text:p>
          </table:table-cell>
          <table:table-cell table:formula="of:=[.B9]/[.$B$3]" office:value-type="float" office:value="0.303755692040491" calcext:value-type="float">
            <text:p>0,30</text:p>
          </table:table-cell>
          <table:table-cell table:formula="of:=[.C9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,86</text:p>
          </table:table-cell>
          <table:table-cell table:formula="of:=[.C10]/[.F10]" office:value-type="float" office:value="1.86254285714286" calcext:value-type="float">
            <text:p>1,86</text:p>
          </table:table-cell>
          <table:table-cell table:formula="of:=[.B10]/[.$B$3]" office:value-type="float" office:value="0.0574532386673523" calcext:value-type="float">
            <text:p>0,06</text:p>
          </table:table-cell>
          <table:table-cell table:formula="of:=[.C10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,00</text:p>
          </table:table-cell>
          <table:table-cell table:formula="of:=[.C11]/[.F11]" office:value-type="float" office:value="0.00000434782608695652" calcext:value-type="float">
            <text:p>0,00</text:p>
          </table:table-cell>
          <table:table-cell table:formula="of:=[.B11]/[.$B$3]" office:value-type="float" office:value="0.000000440666666671925" calcext:value-type="float">
            <text:p>0,00</text:p>
          </table:table-cell>
          <table:table-cell table:formula="of:=[.C11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,00</text:p>
          </table:table-cell>
          <table:table-cell table:formula="of:=[.C12]/[.F12]" office:value-type="float" office:value="0.00000555555555555556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,59</text:p>
          </table:table-cell>
          <table:table-cell table:formula="of:=[.C13]/[.F13]" office:value-type="float" office:value="14.2132635594118" calcext:value-type="float">
            <text:p>14,21</text:p>
          </table:table-cell>
          <table:table-cell table:formula="of:=[.B13]/[.$B$3]" office:value-type="float" office:value="0.269206560785413" calcext:value-type="float">
            <text:p>0,27</text:p>
          </table:table-cell>
          <table:table-cell table:formula="of:=[.C13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,36</text:p>
          </table:table-cell>
          <table:table-cell table:formula="of:=[.C14]/[.F14]" office:value-type="float" office:value="12.9351380434028" calcext:value-type="float">
            <text:p>12,94</text:p>
          </table:table-cell>
          <table:table-cell table:formula="of:=[.B14]/[.$B$3]" office:value-type="float" office:value="0.170525636878368" calcext:value-type="float">
            <text:p>0,17</text:p>
          </table:table-cell>
          <table:table-cell table:formula="of:=[.C14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,20</text:p>
          </table:table-cell>
          <table:table-cell table:formula="of:=[.C15]/[.F15]" office:value-type="float" office:value="12.803275" calcext:value-type="float">
            <text:p>12,80</text:p>
          </table:table-cell>
          <table:table-cell table:formula="of:=[.B15]/[.$B$3]" office:value-type="float" office:value="0.169260066668686" calcext:value-type="float">
            <text:p>0,17</text:p>
          </table:table-cell>
          <table:table-cell table:formula="of:=[.C15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,86</text:p>
          </table:table-cell>
          <table:table-cell table:formula="of:=[.C16]/[.F16]" office:value-type="float" office:value="11.4366228110119" calcext:value-type="float">
            <text:p>11,44</text:p>
          </table:table-cell>
          <table:table-cell table:formula="of:=[.B16]/[.$B$3]" office:value-type="float" office:value="0.16925933040282" calcext:value-type="float">
            <text:p>0,17</text:p>
          </table:table-cell>
          <table:table-cell table:formula="of:=[.C16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,85</text:p>
          </table:table-cell>
          <table:table-cell table:formula="of:=[.C17]/[.F17]" office:value-type="float" office:value="22.1893491123077" calcext:value-type="float">
            <text:p>22,19</text:p>
          </table:table-cell>
          <table:table-cell table:formula="of:=[.B17]/[.$B$3]" office:value-type="float" office:value="0.163531400001951" calcext:value-type="float">
            <text:p>0,16</text:p>
          </table:table-cell>
          <table:table-cell table:formula="of:=[.C17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,93</text:p>
          </table:table-cell>
          <table:table-cell table:formula="of:=[.C18]/[.F18]" office:value-type="float" office:value="90.6811000738461" calcext:value-type="float">
            <text:p>90,68</text:p>
          </table:table-cell>
          <table:table-cell table:formula="of:=[.B18]/[.$B$3]" office:value-type="float" office:value="0.168054407912605" calcext:value-type="float">
            <text:p>0,17</text:p>
          </table:table-cell>
          <table:table-cell table:formula="of:=[.C18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,84</text:p>
          </table:table-cell>
          <table:table-cell table:formula="of:=[.C19]/[.F19]" office:value-type="float" office:value="22.11046" calcext:value-type="float">
            <text:p>22,11</text:p>
          </table:table-cell>
          <table:table-cell table:formula="of:=[.B19]/[.$B$3]" office:value-type="float" office:value="0.18801924666891" calcext:value-type="float">
            <text:p>0,19</text:p>
          </table:table-cell>
          <table:table-cell table:formula="of:=[.C19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F20]" office:value-type="float" office:value="2.81259009096774" calcext:value-type="float">
            <text:p>2,81</text:p>
          </table:table-cell>
          <table:table-cell table:formula="of:=[.C20]/[.F20]" office:value-type="float" office:value="22.24853936" calcext:value-type="float">
            <text:p>22,25</text:p>
          </table:table-cell>
          <table:table-cell table:formula="of:=[.B20]/[.$B$3]" office:value-type="float" office:value="0.192109278515692" calcext:value-type="float">
            <text:p>0,19</text:p>
          </table:table-cell>
          <table:table-cell table:formula="of:=[.C20]/[.$C$3]" office:value-type="float" office:value="0.288167253392378" calcext:value-type="float">
            <text:p>0,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,84</text:p>
          </table:table-cell>
          <table:table-cell table:formula="of:=[.C22]/[.F22]" office:value-type="float" office:value="21.9973603166667" calcext:value-type="float">
            <text:p>22,00</text:p>
          </table:table-cell>
          <table:table-cell table:formula="of:=[.B22]/[.$B$3]" office:value-type="float" office:value="0.150415291839528" calcext:value-type="float">
            <text:p>0,15</text:p>
          </table:table-cell>
          <table:table-cell table:formula="of:=[.C22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,96</text:p>
          </table:table-cell>
          <table:table-cell table:formula="of:=[.C23]/[.F23]" office:value-type="float" office:value="45.9438297529867" calcext:value-type="float">
            <text:p>45,94</text:p>
          </table:table-cell>
          <table:table-cell table:formula="of:=[.B23]/[.$B$3]" office:value-type="float" office:value="0.0976727003866989" calcext:value-type="float">
            <text:p>0,10</text:p>
          </table:table-cell>
          <table:table-cell table:formula="of:=[.C23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,15</text:p>
          </table:table-cell>
          <table:table-cell table:formula="of:=[.C24]/[.F24]" office:value-type="float" office:value="49.0067466666667" calcext:value-type="float">
            <text:p>49,01</text:p>
          </table:table-cell>
          <table:table-cell table:formula="of:=[.B24]/[.$B$3]" office:value-type="float" office:value="0.104184176001243" calcext:value-type="float">
            <text:p>0,10</text:p>
          </table:table-cell>
          <table:table-cell table:formula="of:=[.C24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,95</text:p>
          </table:table-cell>
          <table:table-cell table:formula="of:=[.C25]/[.F25]" office:value-type="float" office:value="2.89169356040609" calcext:value-type="float">
            <text:p>2,89</text:p>
          </table:table-cell>
          <table:table-cell table:formula="of:=[.B25]/[.$B$3]" office:value-type="float" office:value="0.127859180832859" calcext:value-type="float">
            <text:p>0,13</text:p>
          </table:table-cell>
          <table:table-cell table:formula="of:=[.C25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,94</text:p>
          </table:table-cell>
          <table:table-cell table:formula="of:=[.C26]/[.F26]" office:value-type="float" office:value="1.93785061969993" calcext:value-type="float">
            <text:p>1,94</text:p>
          </table:table-cell>
          <table:table-cell table:formula="of:=[.B26]/[.$B$3]" office:value-type="float" office:value="0.261819896669791" calcext:value-type="float">
            <text:p>0,26</text:p>
          </table:table-cell>
          <table:table-cell table:formula="of:=[.C26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,25</text:p>
          </table:table-cell>
          <table:table-cell table:formula="of:=[.C27]/[.F27]" office:value-type="float" office:value="2.246570438799" calcext:value-type="float">
            <text:p>2,25</text:p>
          </table:table-cell>
          <table:table-cell table:formula="of:=[.B27]/[.$B$3]" office:value-type="float" office:value="0.098998870670924" calcext:value-type="float">
            <text:p>0,10</text:p>
          </table:table-cell>
          <table:table-cell table:formula="of:=[.C27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,15</text:p>
          </table:table-cell>
          <table:table-cell table:formula="of:=[.C28]/[.F28]" office:value-type="float" office:value="10.3033333333333" calcext:value-type="float">
            <text:p>10,30</text:p>
          </table:table-cell>
          <table:table-cell table:formula="of:=[.B28]/[.$B$3]" office:value-type="float" office:value="0.272420133336584" calcext:value-type="float">
            <text:p>0,27</text:p>
          </table:table-cell>
          <table:table-cell table:formula="of:=[.C28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,27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F6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,72</text:p>
          </table:table-cell>
          <table:table-cell table:formula="of:=[.B7]/[.$B$3]" office:value-type="float" office:value="0.422046577997578" calcext:value-type="float">
            <text:p>0,42</text:p>
          </table:table-cell>
          <table:table-cell table:formula="of:=[.F7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,67</text:p>
          </table:table-cell>
          <table:table-cell table:formula="of:=[.B8]/[.$B$3]" office:value-type="float" office:value="0.406710373725566" calcext:value-type="float">
            <text:p>0,41</text:p>
          </table:table-cell>
          <table:table-cell table:formula="of:=[.F8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,71</text:p>
          </table:table-cell>
          <table:table-cell table:formula="of:=[.B9]/[.$B$3]" office:value-type="float" office:value="0.237384641485141" calcext:value-type="float">
            <text:p>0,24</text:p>
          </table:table-cell>
          <table:table-cell table:formula="of:=[.F9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,06</text:p>
          </table:table-cell>
          <table:table-cell table:formula="of:=[.B10]/[.$B$3]" office:value-type="float" office:value="0.00976088164001404" calcext:value-type="float">
            <text:p>0,01</text:p>
          </table:table-cell>
          <table:table-cell table:formula="of:=[.F10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,67</text:p>
          </table:table-cell>
          <table:table-cell table:formula="of:=[.B11]/[.$B$3]" office:value-type="float" office:value="0.359909270281137" calcext:value-type="float">
            <text:p>0,36</text:p>
          </table:table-cell>
          <table:table-cell table:formula="of:=[.F11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,47</text:p>
          </table:table-cell>
          <table:table-cell table:formula="of:=[.B12]/[.$B$3]" office:value-type="float" office:value="0.196400558694273" calcext:value-type="float">
            <text:p>0,20</text:p>
          </table:table-cell>
          <table:table-cell table:formula="of:=[.F12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,16</text:p>
          </table:table-cell>
          <table:table-cell table:formula="of:=[.B13]/[.$B$3]" office:value-type="float" office:value="0.0624533743600231" calcext:value-type="float">
            <text:p>0,06</text:p>
          </table:table-cell>
          <table:table-cell table:formula="of:=[.F13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,14</text:p>
          </table:table-cell>
          <table:table-cell table:formula="of:=[.B14]/[.$B$3]" office:value-type="float" office:value="0.0379837736962832" calcext:value-type="float">
            <text:p>0,04</text:p>
          </table:table-cell>
          <table:table-cell table:formula="of:=[.F14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,15</text:p>
          </table:table-cell>
          <table:table-cell table:formula="of:=[.B15]/[.$B$3]" office:value-type="float" office:value="0.0418323498857744" calcext:value-type="float">
            <text:p>0,04</text:p>
          </table:table-cell>
          <table:table-cell table:formula="of:=[.F15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,13</text:p>
          </table:table-cell>
          <table:table-cell table:formula="of:=[.B16]/[.$B$3]" office:value-type="float" office:value="0.0404472343006677" calcext:value-type="float">
            <text:p>0,04</text:p>
          </table:table-cell>
          <table:table-cell table:formula="of:=[.F16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,83</text:p>
          </table:table-cell>
          <table:table-cell table:formula="of:=[.B17]/[.$B$3]" office:value-type="float" office:value="0.249894838120426" calcext:value-type="float">
            <text:p>0,25</text:p>
          </table:table-cell>
          <table:table-cell table:formula="of:=[.F17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,84</text:p>
          </table:table-cell>
          <table:table-cell table:formula="of:=[.B18]/[.$B$3]" office:value-type="float" office:value="0.253090364847812" calcext:value-type="float">
            <text:p>0,25</text:p>
          </table:table-cell>
          <table:table-cell table:formula="of:=[.F18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,84</text:p>
          </table:table-cell>
          <table:table-cell table:formula="of:=[.B19]/[.$B$3]" office:value-type="float" office:value="0.292184438830646" calcext:value-type="float">
            <text:p>0,29</text:p>
          </table:table-cell>
          <table:table-cell table:formula="of:=[.F19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E20]" office:value-type="float" office:value="0.81921935483871" calcext:value-type="float">
            <text:p>0,82</text:p>
          </table:table-cell>
          <table:table-cell table:formula="of:=[.B20]/[.$B$3]" office:value-type="float" office:value="0.29510166423032" calcext:value-type="float">
            <text:p>0,30</text:p>
          </table:table-cell>
          <table:table-cell table:formula="of:=[.F20]/[.$F$3]" office:value-type="float" office:value="0.6473197796019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,84</text:p>
          </table:table-cell>
          <table:table-cell table:formula="of:=[.B21]/[.$B$3]" office:value-type="float" office:value="0.389369792073555" calcext:value-type="float">
            <text:p>0,39</text:p>
          </table:table-cell>
          <table:table-cell table:formula="of:=[.F21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,84</text:p>
          </table:table-cell>
          <table:table-cell table:formula="of:=[.B22]/[.$B$3]" office:value-type="float" office:value="0.233747551064517" calcext:value-type="float">
            <text:p>0,23</text:p>
          </table:table-cell>
          <table:table-cell table:formula="of:=[.F22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,84</text:p>
          </table:table-cell>
          <table:table-cell table:formula="of:=[.B23]/[.$B$3]" office:value-type="float" office:value="0.146996553479173" calcext:value-type="float">
            <text:p>0,15</text:p>
          </table:table-cell>
          <table:table-cell table:formula="of:=[.F23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,84</text:p>
          </table:table-cell>
          <table:table-cell table:formula="of:=[.B24]/[.$B$3]" office:value-type="float" office:value="0.156796323711118" calcext:value-type="float">
            <text:p>0,16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,83</text:p>
          </table:table-cell>
          <table:table-cell table:formula="of:=[.B25]/[.$B$3]" office:value-type="float" office:value="0.18935180773852" calcext:value-type="float">
            <text:p>0,19</text:p>
          </table:table-cell>
          <table:table-cell table:formula="of:=[.F25]/[.$F$3]" office:value-type="float" office:value="0.653600148539053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,27</text:p>
          </table:table-cell>
          <table:table-cell table:formula="of:=[.B26]/[.$B$3]" office:value-type="float" office:value="0.195280381325109" calcext:value-type="float">
            <text:p>0,20</text:p>
          </table:table-cell>
          <table:table-cell table:formula="of:=[.F26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,32</text:p>
          </table:table-cell>
          <table:table-cell table:formula="of:=[.B27]/[.$B$3]" office:value-type="float" office:value="0.0735947235462677" calcext:value-type="float">
            <text:p>0,07</text:p>
          </table:table-cell>
          <table:table-cell table:formula="of:=[.F27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F28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01:18:19.13124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3-22T03:02:06.416898307</dc:date>
    <meta:editing-duration>P11DT7H53M16S</meta:editing-duration>
    <meta:editing-cycles>280</meta:editing-cycles>
    <meta:generator>LibreOffice/6.3.4.2$Linux_X86_64 LibreOffice_project/30$Build-2</meta:generator>
    <meta:document-statistic meta:table-count="10" meta:cell-count="2424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094cm" svg:y="1.465cm" svg:width="13.206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8 Whetstone.K5:Whetstone.N28" chart:data-source-has-labels="both" svg:x="0.609cm" svg:y="1.611cm" svg:width="25.252cm" svg:height="15.487cm">
          <chartooo:coordinate-region svg:x="1.608cm" svg:y="1.611cm" svg:width="23.34cm" svg:height="12.794cm"/>
          <chart:axis chart:dimension="x" chart:name="primary-x" chart:style-name="ch5" chartooo:axis-type="auto">
            <chartooo:date-scale/>
            <chart:categories table:cell-range-address="Whetstone.A6:Whet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8" chart:label-cell-address="Whetstone.K5:Whetstone.K5" chart:class="chart:bar">
            <chart:data-point chart:repeated="23"/>
          </chart:series>
          <chart:series chart:attached-axis="primary-y" chart:style-name="ch10" chart:values-cell-range-address="Whetstone.L6:Whetstone.L28" chart:label-cell-address="Whetstone.L5:Whetstone.L5" chart:class="chart:bar">
            <chart:data-point chart:repeated="23"/>
          </chart:series>
          <chart:series chart:attached-axis="primary-y" chart:style-name="ch11" chart:values-cell-range-address="Whetstone.M6:Whetstone.M28" chart:label-cell-address="Whetstone.M5:Whetstone.M5" chart:class="chart:bar">
            <chart:data-point chart:repeated="23"/>
          </chart:series>
          <chart:series chart:attached-axis="primary-y" chart:style-name="ch12" chart:values-cell-range-address="Whetstone.N6:Whetstone.N28" chart:label-cell-address="Whetstone.N5:Whetstone.N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8</svg:desc>
                </draw:g>
              </table:table-cell>
              <table:table-cell office:value-type="float" office:value="1">
                <text:p>1</text:p>
                <draw:g>
                  <svg:desc>Whetstone.K6:Whetstone.K28</svg:desc>
                </draw:g>
              </table:table-cell>
              <table:table-cell office:value-type="float" office:value="1">
                <text:p>1</text:p>
                <draw:g>
                  <svg:desc>Whetstone.L6:Whetstone.L28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8</svg:desc>
                </draw:g>
              </table:table-cell>
              <table:table-cell office:value-type="float" office:value="1">
                <text:p>1</text:p>
                <draw:g>
                  <svg:desc>Whetstone.N6:Whetstone.N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